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brand">
            <text:p>brand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yle">
            <text:p>style</text:p>
          </table:table-cell>
          <table:table-cell table:style-name="pd1" office:value-type="string" office:value="price">
            <text:p>price</text:p>
          </table:table-cell>
          <table:table-cell table:style-name="pd1" office:value-type="string" office:value="extra">
            <text:p>extra</text:p>
          </table:table-cell>
          <table:table-cell table:style-name="pd1" office:value-type="string" office:value="total price">
            <text:p>total price</text:p>
          </table:table-cell>
          <table:table-cell table:style-name="pd1" office:value-type="string" office:value="CC">
            <text:p>CC</text:p>
          </table:table-cell>
          <table:table-cell table:style-name="pd1" office:value-type="string" office:value="mpg or m/kWh">
            <text:p>mpg or m/kWh</text:p>
          </table:table-cell>
          <table:table-cell table:style-name="pd1" office:value-type="string" office:value="mph">
            <text:p>mph</text:p>
          </table:table-cell>
          <table:table-cell table:style-name="pd1" office:value-type="string" office:value="Liquid-cooled">
            <text:p>Liquid-cooled</text:p>
          </table:table-cell>
          <table:table-cell table:style-name="pd1" office:value-type="string" office:value="fuel injection">
            <text:p>fuel injection</text:p>
          </table:table-cell>
          <table:table-cell table:style-name="pd1" office:value-type="string" office:value="storage">
            <text:p>storage</text:p>
          </table:table-cell>
          <table:table-cell table:style-name="pd1" office:value-type="string" office:value="windshield">
            <text:p>windshield</text:p>
          </table:table-cell>
          <table:table-cell table:style-name="pd1" office:value-type="string" office:value="passenger seat">
            <text:p>passenger seat</text:p>
          </table:table-cell>
          <table:table-cell table:style-name="pd1" office:value-type="string" office:value="slipper/assist clutch">
            <text:p>slipper/assist clutch</text:p>
          </table:table-cell>
          <table:table-cell table:style-name="pd1" office:value-type="string" office:value="abs">
            <text:p>abs</text:p>
          </table:table-cell>
          <table:table-cell table:style-name="pd1" office:value-type="string" office:value="dc_charging">
            <text:p>dc_charging</text:p>
          </table:table-cell>
          <table:table-cell table:style-name="pd1" office:value-type="string" office:value="transmission">
            <text:p>transmission</text:p>
          </table:table-cell>
          <table:table-cell table:style-name="pd1" office:value-type="string" office:value="gears">
            <text:p>gears</text:p>
          </table:table-cell>
          <table:table-cell table:style-name="pd1" office:value-type="string" office:value="brakes">
            <text:p>brakes</text:p>
          </table:table-cell>
          <table:table-cell table:style-name="pd1" office:value-type="string" office:value="weight (lb)">
            <text:p>weight (lb)</text:p>
          </table:table-cell>
          <table:table-cell table:style-name="pd1" office:value-type="string" office:value="warranty">
            <text:p>warranty</text:p>
          </table:table-cell>
          <table:table-cell table:style-name="pd1" office:value-type="string" office:value="range (mi)">
            <text:p>range (mi)</text:p>
          </table:table-cell>
          <table:table-cell table:style-name="pd1" office:value-type="string" office:value="charger">
            <text:p>charger</text:p>
          </table:table-cell>
          <table:table-cell table:style-name="pd1" office:value-type="string" office:value="VehicleType">
            <text:p>VehicleType</text:p>
          </table:table-cell>
          <table:table-cell table:style-name="pd1" office:value-type="string" office:value="EngineType">
            <text:p>EngineType</text:p>
          </table:table-cell>
          <table:table-cell table:style-name="pd1" office:value-type="string" office:value="roroi">
            <text:p>roroi</text:p>
          </table:table-cell>
          <table:table-cell table:style-name="pd1" office:value-type="string" office:value="roroi gas increase">
            <text:p>roroi gas increase</text:p>
          </table:table-cell>
          <table:table-cell table:style-name="pd1" office:value-type="string" office:value="index">
            <text:p>index</text:p>
          </table:table-cell>
          <table:table-cell table:style-name="pd1" office:value-type="string" office:value="score">
            <text:p>score</text:p>
          </table:table-cell>
          <table:table-cell table:style-name="pd1" office:value-type="string" office:value="normalize">
            <text:p>normalize</text:p>
          </table:table-cell>
          <table:table-cell table:style-name="pd1" office:value-type="string" office:value="comment">
            <text:p>commen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Honda">
            <text:p>Honda</text:p>
          </table:table-cell>
          <table:table-cell office:value-type="string" office:value="Rebel 300 ABS">
            <text:p>Rebel 300 ABS</text:p>
          </table:table-cell>
          <table:table-cell office:value-type="string" office:value="cruiser">
            <text:p>cruiser</text:p>
          </table:table-cell>
          <table:table-cell office:value-type="float" office:value="5000.0">
            <text:p>5000.0</text:p>
          </table:table-cell>
          <table:table-cell office:value-type="float" office:value="595.9">
            <text:p>595.9</text:p>
          </table:table-cell>
          <table:table-cell office:value-type="float" office:value="5595.9">
            <text:p>5595.9</text:p>
          </table:table-cell>
          <table:table-cell office:value-type="float" office:value="286.0">
            <text:p>286.0</text:p>
          </table:table-cell>
          <table:table-cell office:value-type="float" office:value="78.0">
            <text:p>78.0</text:p>
          </table:table-cell>
          <table:table-cell office:value-type="float" office:value="85">
            <text:p>8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64.0">
            <text:p>364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817">
            <text:p>0.6817</text:p>
          </table:table-cell>
          <table:table-cell office:value-type="float" office:value="0.9614">
            <text:p>0.961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757894736842105">
            <text:p>0.757894736842105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Honda">
            <text:p>Honda</text:p>
          </table:table-cell>
          <table:table-cell office:value-type="string" office:value="Rebel 500 ABS">
            <text:p>Rebel 500 ABS</text:p>
          </table:table-cell>
          <table:table-cell office:value-type="string" office:value="cruiser">
            <text:p>cruiser</text:p>
          </table:table-cell>
          <table:table-cell office:value-type="float" office:value="6700.0">
            <text:p>6700.0</text:p>
          </table:table-cell>
          <table:table-cell office:value-type="float" office:value="595.9">
            <text:p>595.9</text:p>
          </table:table-cell>
          <table:table-cell office:value-type="float" office:value="7295.9">
            <text:p>7295.9</text:p>
          </table:table-cell>
          <table:table-cell office:value-type="float" office:value="471.0">
            <text:p>471.0</text:p>
          </table:table-cell>
          <table:table-cell office:value-type="float" office:value="67.0">
            <text:p>67.0</text:p>
          </table:table-cell>
          <table:table-cell office:value-type="float" office:value="95">
            <text:p>9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408.0">
            <text:p>408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989">
            <text:p>0.3989</text:p>
          </table:table-cell>
          <table:table-cell office:value-type="float" office:value="0.5498">
            <text:p>0.5498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0.726315789473684">
            <text:p>0.72631578947368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Honda">
            <text:p>Honda</text:p>
          </table:table-cell>
          <table:table-cell office:value-type="string" office:value="Rebel 1100 ABS DCT">
            <text:p>Rebel 1100 ABS DCT</text:p>
          </table:table-cell>
          <table:table-cell office:value-type="string" office:value="cruiser">
            <text:p>cruiser</text:p>
          </table:table-cell>
          <table:table-cell office:value-type="float" office:value="10000.0">
            <text:p>10000.0</text:p>
          </table:table-cell>
          <table:table-cell office:value-type="float" office:value="595.9">
            <text:p>595.9</text:p>
          </table:table-cell>
          <table:table-cell office:value-type="float" office:value="10595.9">
            <text:p>10595.9</text:p>
          </table:table-cell>
          <table:table-cell office:value-type="float" office:value="1084.0">
            <text:p>1084.0</text:p>
          </table:table-cell>
          <table:table-cell office:value-type="float" office:value="46.0">
            <text:p>46.0</text:p>
          </table:table-cell>
          <table:table-cell office:value-type="float" office:value="140">
            <text:p>14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509.0">
            <text:p>509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675">
            <text:p>0.1675</text:p>
          </table:table-cell>
          <table:table-cell office:value-type="float" office:value="0.1796">
            <text:p>0.179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0.757894736842105">
            <text:p>0.757894736842105</text:p>
          </table:table-cell>
          <table:table-cell office:value-type="string" office:value="automatic and optionally semi-auto; three profiles; cruise control; usb charging ports">
            <text:p>automatic and optionally semi-auto; three profiles; cruise control; usb charging ports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Honda">
            <text:p>Honda</text:p>
          </table:table-cell>
          <table:table-cell office:value-type="string" office:value="Shadow Phantom">
            <text:p>Shadow Phantom</text:p>
          </table:table-cell>
          <table:table-cell office:value-type="string" office:value="cruiser">
            <text:p>cruiser</text:p>
          </table:table-cell>
          <table:table-cell office:value-type="float" office:value="7900.0">
            <text:p>7900.0</text:p>
          </table:table-cell>
          <table:table-cell office:value-type="float" office:value="595.9">
            <text:p>595.9</text:p>
          </table:table-cell>
          <table:table-cell office:value-type="float" office:value="8495.9">
            <text:p>8495.9</text:p>
          </table:table-cell>
          <table:table-cell office:value-type="float" office:value="745.0">
            <text:p>745.0</text:p>
          </table:table-cell>
          <table:table-cell office:value-type="float" office:value="56.0">
            <text:p>56.0</text:p>
          </table:table-cell>
          <table:table-cell office:value-type="float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/drum">
            <text:p>disc/drum</text:p>
          </table:table-cell>
          <table:table-cell office:value-type="float" office:value="549.0">
            <text:p>549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809">
            <text:p>0.2809</text:p>
          </table:table-cell>
          <table:table-cell office:value-type="float" office:value="0.3635">
            <text:p>0.3635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0.610526315789474">
            <text:p>0.61052631578947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Honda">
            <text:p>Honda</text:p>
          </table:table-cell>
          <table:table-cell office:value-type="string" office:value="Shadow Aero">
            <text:p>Shadow Aero</text:p>
          </table:table-cell>
          <table:table-cell office:value-type="string" office:value="cruiser retro">
            <text:p>cruiser retro</text:p>
          </table:table-cell>
          <table:table-cell office:value-type="float" office:value="8100.0">
            <text:p>8100.0</text:p>
          </table:table-cell>
          <table:table-cell office:value-type="float" office:value="595.9">
            <text:p>595.9</text:p>
          </table:table-cell>
          <table:table-cell office:value-type="float" office:value="8695.9">
            <text:p>8695.9</text:p>
          </table:table-cell>
          <table:table-cell office:value-type="float" office:value="745.0">
            <text:p>745.0</text:p>
          </table:table-cell>
          <table:table-cell office:value-type="float" office:value="56.0">
            <text:p>56.0</text:p>
          </table:table-cell>
          <table:table-cell office:value-type="float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/drum">
            <text:p>disc/drum</text:p>
          </table:table-cell>
          <table:table-cell office:value-type="float" office:value="560.0">
            <text:p>560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693">
            <text:p>0.2693</text:p>
          </table:table-cell>
          <table:table-cell office:value-type="float" office:value="0.3457">
            <text:p>0.3457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0.663157894736842">
            <text:p>0.663157894736842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Honda">
            <text:p>Honda</text:p>
          </table:table-cell>
          <table:table-cell office:value-type="string" office:value="CB650R">
            <text:p>CB650R</text:p>
          </table:table-cell>
          <table:table-cell office:value-type="string" office:value="Standard – cafe racer">
            <text:p>Standard – cafe racer</text:p>
          </table:table-cell>
          <table:table-cell office:value-type="float" office:value="9300.0">
            <text:p>9300.0</text:p>
          </table:table-cell>
          <table:table-cell office:value-type="float" office:value="460.8">
            <text:p>460.8</text:p>
          </table:table-cell>
          <table:table-cell office:value-type="float" office:value="9760.8">
            <text:p>9760.8</text:p>
          </table:table-cell>
          <table:table-cell office:value-type="float" office:value="649.0">
            <text:p>649.0</text:p>
          </table:table-cell>
          <table:table-cell office:value-type="float" office:value="47.0">
            <text:p>47.0</text:p>
          </table:table-cell>
          <table:table-cell office:value-type="float" office:value="135">
            <text:p>13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45.0">
            <text:p>445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984">
            <text:p>0.1984</text:p>
          </table:table-cell>
          <table:table-cell office:value-type="float" office:value="0.229">
            <text:p>0.229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0.68421052631579">
            <text:p>0.68421052631579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Honda">
            <text:p>Honda</text:p>
          </table:table-cell>
          <table:table-cell office:value-type="string" office:value="CB500X">
            <text:p>CB500X</text:p>
          </table:table-cell>
          <table:table-cell office:value-type="string" office:value="sportbike">
            <text:p>sportbike</text:p>
          </table:table-cell>
          <table:table-cell office:value-type="float" office:value="7200.0">
            <text:p>7200.0</text:p>
          </table:table-cell>
          <table:table-cell office:value-type="float" office:value="300.0">
            <text:p>300.0</text:p>
          </table:table-cell>
          <table:table-cell office:value-type="float" office:value="7500.0">
            <text:p>7500.0</text:p>
          </table:table-cell>
          <table:table-cell office:value-type="float" office:value="471.0">
            <text:p>471.0</text:p>
          </table:table-cell>
          <table:table-cell office:value-type="float" office:value="54.0">
            <text:p>54.0</text:p>
          </table:table-cell>
          <table:table-cell office:value-type="float" office:value="115">
            <text:p>11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34.0">
            <text:p>434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458">
            <text:p>0.3458</text:p>
          </table:table-cell>
          <table:table-cell office:value-type="float" office:value="0.4606">
            <text:p>0.4606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0.694736842105263">
            <text:p>0.694736842105263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Honda">
            <text:p>Honda</text:p>
          </table:table-cell>
          <table:table-cell office:value-type="string" office:value="CB500F">
            <text:p>CB500F</text:p>
          </table:table-cell>
          <table:table-cell office:value-type="string" office:value="standard">
            <text:p>standard</text:p>
          </table:table-cell>
          <table:table-cell office:value-type="float" office:value="6700.0">
            <text:p>6700.0</text:p>
          </table:table-cell>
          <table:table-cell office:value-type="float" office:value="533.9">
            <text:p>533.9</text:p>
          </table:table-cell>
          <table:table-cell office:value-type="float" office:value="7233.9">
            <text:p>7233.9</text:p>
          </table:table-cell>
          <table:table-cell office:value-type="float" office:value="471.0">
            <text:p>471.0</text:p>
          </table:table-cell>
          <table:table-cell office:value-type="float" office:value="67.0">
            <text:p>67.0</text:p>
          </table:table-cell>
          <table:table-cell office:value-type="float" office:value="112">
            <text:p>11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17.0">
            <text:p>417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051">
            <text:p>0.4051</text:p>
          </table:table-cell>
          <table:table-cell office:value-type="float" office:value="0.5591">
            <text:p>0.5591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0.736842105263158">
            <text:p>0.736842105263158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Honda">
            <text:p>Honda</text:p>
          </table:table-cell>
          <table:table-cell office:value-type="string" office:value="CB300R">
            <text:p>CB300R</text:p>
          </table:table-cell>
          <table:table-cell office:value-type="string" office:value="standard">
            <text:p>standard</text:p>
          </table:table-cell>
          <table:table-cell office:value-type="float" office:value="4950.0">
            <text:p>4950.0</text:p>
          </table:table-cell>
          <table:table-cell office:value-type="float" office:value="413.0">
            <text:p>413.0</text:p>
          </table:table-cell>
          <table:table-cell office:value-type="float" office:value="5363.0">
            <text:p>5363.0</text:p>
          </table:table-cell>
          <table:table-cell office:value-type="float" office:value="286.0">
            <text:p>286.0</text:p>
          </table:table-cell>
          <table:table-cell office:value-type="float" office:value="71.0">
            <text:p>71.0</text:p>
          </table:table-cell>
          <table:table-cell office:value-type="float" office:value="95">
            <text:p>9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17.0">
            <text:p>317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137">
            <text:p>0.7137</text:p>
          </table:table-cell>
          <table:table-cell office:value-type="float" office:value="0.9995">
            <text:p>0.9995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0.726315789473684">
            <text:p>0.72631578947368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Honda">
            <text:p>Honda</text:p>
          </table:table-cell>
          <table:table-cell office:value-type="string" office:value="CBR300R ABS">
            <text:p>CBR300R ABS</text:p>
          </table:table-cell>
          <table:table-cell office:value-type="string" office:value="sportbike">
            <text:p>sportbike</text:p>
          </table:table-cell>
          <table:table-cell office:value-type="float" office:value="5100.0">
            <text:p>5100.0</text:p>
          </table:table-cell>
          <table:table-cell office:value-type="string" office:value="">
            <text:p/>
          </table:table-cell>
          <table:table-cell office:value-type="float" office:value="5100.0">
            <text:p>5100.0</text:p>
          </table:table-cell>
          <table:table-cell office:value-type="float" office:value="286.0">
            <text:p>286.0</text:p>
          </table:table-cell>
          <table:table-cell office:value-type="float" office:value="67.0">
            <text:p>67.0</text:p>
          </table:table-cell>
          <table:table-cell office:value-type="float" office:value="95">
            <text:p>9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64.0">
            <text:p>364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652">
            <text:p>0.7652</text:p>
          </table:table-cell>
          <table:table-cell office:value-type="float" office:value="1.0648">
            <text:p>1.0648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0.68421052631579">
            <text:p>0.68421052631579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Honda">
            <text:p>Honda</text:p>
          </table:table-cell>
          <table:table-cell office:value-type="string" office:value="CBR500R ABS">
            <text:p>CBR500R ABS</text:p>
          </table:table-cell>
          <table:table-cell office:value-type="string" office:value="sportbike">
            <text:p>sportbike</text:p>
          </table:table-cell>
          <table:table-cell office:value-type="float" office:value="7200.0">
            <text:p>7200.0</text:p>
          </table:table-cell>
          <table:table-cell office:value-type="string" office:value="">
            <text:p/>
          </table:table-cell>
          <table:table-cell office:value-type="float" office:value="7200.0">
            <text:p>7200.0</text:p>
          </table:table-cell>
          <table:table-cell office:value-type="float" office:value="471.0">
            <text:p>471.0</text:p>
          </table:table-cell>
          <table:table-cell office:value-type="float" office:value="72.0">
            <text:p>72.0</text:p>
          </table:table-cell>
          <table:table-cell office:value-type="float" office:value="112">
            <text:p>11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24.0">
            <text:p>424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193">
            <text:p>0.4193</text:p>
          </table:table-cell>
          <table:table-cell office:value-type="float" office:value="0.5832">
            <text:p>0.5832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0.652631578947368">
            <text:p>0.652631578947368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Honda">
            <text:p>Honda</text:p>
          </table:table-cell>
          <table:table-cell office:value-type="string" office:value="NC750X">
            <text:p>NC750X</text:p>
          </table:table-cell>
          <table:table-cell office:value-type="string" office:value="adventure">
            <text:p>adventure</text:p>
          </table:table-cell>
          <table:table-cell office:value-type="float" office:value="9300.0">
            <text:p>9300.0</text:p>
          </table:table-cell>
          <table:table-cell office:value-type="string" office:value="">
            <text:p/>
          </table:table-cell>
          <table:table-cell office:value-type="float" office:value="9300.0">
            <text:p>9300.0</text:p>
          </table:table-cell>
          <table:table-cell office:value-type="float" office:value="745.0">
            <text:p>745.0</text:p>
          </table:table-cell>
          <table:table-cell office:value-type="float" office:value="65.0">
            <text:p>65.0</text:p>
          </table:table-cell>
          <table:table-cell office:value-type="float" office:value="125">
            <text:p>1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automatic">
            <text:p>automatic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493.0">
            <text:p>493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41">
            <text:p>0.2541</text:p>
          </table:table-cell>
          <table:table-cell office:value-type="float" office:value="0.3269">
            <text:p>0.3269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0.736842105263158">
            <text:p>0.736842105263158</text:p>
          </table:table-cell>
          <table:table-cell office:value-type="string" office:value="TSC">
            <text:p>TSC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Honda">
            <text:p>Honda</text:p>
          </table:table-cell>
          <table:table-cell office:value-type="string" office:value="Monkey">
            <text:p>Monkey</text:p>
          </table:table-cell>
          <table:table-cell office:value-type="string" office:value="minimoto">
            <text:p>minimoto</text:p>
          </table:table-cell>
          <table:table-cell office:value-type="float" office:value="4200.0">
            <text:p>4200.0</text:p>
          </table:table-cell>
          <table:table-cell office:value-type="string" office:value="">
            <text:p/>
          </table:table-cell>
          <table:table-cell office:value-type="float" office:value="4200.0">
            <text:p>4200.0</text:p>
          </table:table-cell>
          <table:table-cell office:value-type="float" office:value="125.0">
            <text:p>125.0</text:p>
          </table:table-cell>
          <table:table-cell office:value-type="float" office:value="150.0">
            <text:p>150.0</text:p>
          </table:table-cell>
          <table:table-cell office:value-type="float" office:value="55">
            <text:p>55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">
            <text:p>disc</text:p>
          </table:table-cell>
          <table:table-cell office:value-type="float" office:value="231.0">
            <text:p>231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893">
            <text:p>1.2893</text:p>
          </table:table-cell>
          <table:table-cell office:value-type="float" office:value="1.7817">
            <text:p>1.7817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0.473684210526316">
            <text:p>0.47368421052631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Honda">
            <text:p>Honda</text:p>
          </table:table-cell>
          <table:table-cell office:value-type="string" office:value="Super Cub C125">
            <text:p>Super Cub C125</text:p>
          </table:table-cell>
          <table:table-cell office:value-type="string" office:value="mini scooter">
            <text:p>mini scooter</text:p>
          </table:table-cell>
          <table:table-cell office:value-type="float" office:value="3800.0">
            <text:p>3800.0</text:p>
          </table:table-cell>
          <table:table-cell office:value-type="float" office:value="88.0">
            <text:p>88.0</text:p>
          </table:table-cell>
          <table:table-cell office:value-type="float" office:value="3888.0">
            <text:p>3888.0</text:p>
          </table:table-cell>
          <table:table-cell office:value-type="float" office:value="125.0">
            <text:p>125.0</text:p>
          </table:table-cell>
          <table:table-cell office:value-type="float" office:value="124.0">
            <text:p>124.0</text:p>
          </table:table-cell>
          <table:table-cell office:value-type="float" office:value="65">
            <text:p>65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Semi-auto">
            <text:p>Semi-auto</text:p>
          </table:table-cell>
          <table:table-cell office:value-type="float" office:value="4.0">
            <text:p>4.0</text:p>
          </table:table-cell>
          <table:table-cell office:value-type="string" office:value="disc/drum">
            <text:p>disc/drum</text:p>
          </table:table-cell>
          <table:table-cell office:value-type="float" office:value="238.0">
            <text:p>238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184">
            <text:p>1.4184</text:p>
          </table:table-cell>
          <table:table-cell office:value-type="float" office:value="1.9364">
            <text:p>1.9364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0.589473684210526">
            <text:p>0.58947368421052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Honda">
            <text:p>Honda</text:p>
          </table:table-cell>
          <table:table-cell office:value-type="string" office:value="Trail 125">
            <text:p>Trail 125</text:p>
          </table:table-cell>
          <table:table-cell office:value-type="string" office:value="minimoto">
            <text:p>minimoto</text:p>
          </table:table-cell>
          <table:table-cell office:value-type="float" office:value="4000.0">
            <text:p>4000.0</text:p>
          </table:table-cell>
          <table:table-cell office:value-type="string" office:value="">
            <text:p/>
          </table:table-cell>
          <table:table-cell office:value-type="float" office:value="4000.0">
            <text:p>4000.0</text:p>
          </table:table-cell>
          <table:table-cell office:value-type="float" office:value="125.0">
            <text:p>125.0</text:p>
          </table:table-cell>
          <table:table-cell office:value-type="float" office:value="111.0">
            <text:p>111.0</text:p>
          </table:table-cell>
          <table:table-cell office:value-type="float" office:value="56">
            <text:p>56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Semi-auto">
            <text:p>Semi-auto</text:p>
          </table:table-cell>
          <table:table-cell office:value-type="float" office:value="4.0">
            <text:p>4.0</text:p>
          </table:table-cell>
          <table:table-cell office:value-type="string" office:value="disc/drum">
            <text:p>disc/drum</text:p>
          </table:table-cell>
          <table:table-cell office:value-type="float" office:value="259.0">
            <text:p>259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296">
            <text:p>1.3296</text:p>
          </table:table-cell>
          <table:table-cell office:value-type="float" office:value="1.8194">
            <text:p>1.8194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0.536842105263158">
            <text:p>0.536842105263158</text:p>
          </table:table-cell>
          <table:table-cell office:value-type="string" office:value="rack included">
            <text:p>rack included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Honda">
            <text:p>Honda</text:p>
          </table:table-cell>
          <table:table-cell office:value-type="string" office:value="CBR300R ABS">
            <text:p>CBR300R ABS</text:p>
          </table:table-cell>
          <table:table-cell office:value-type="string" office:value="sportbike">
            <text:p>sportbike</text:p>
          </table:table-cell>
          <table:table-cell office:value-type="float" office:value="5100.0">
            <text:p>5100.0</text:p>
          </table:table-cell>
          <table:table-cell office:value-type="float" office:value="300.0">
            <text:p>300.0</text:p>
          </table:table-cell>
          <table:table-cell office:value-type="float" office:value="5400.0">
            <text:p>5400.0</text:p>
          </table:table-cell>
          <table:table-cell office:value-type="float" office:value="286.0">
            <text:p>286.0</text:p>
          </table:table-cell>
          <table:table-cell office:value-type="float" office:value="71.0">
            <text:p>71.0</text:p>
          </table:table-cell>
          <table:table-cell office:value-type="float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54.0">
            <text:p>354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048">
            <text:p>0.7048</text:p>
          </table:table-cell>
          <table:table-cell office:value-type="float" office:value="0.9876">
            <text:p>0.9876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office:value-type="float" office:value="0.726315789473684">
            <text:p>0.72631578947368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Honda">
            <text:p>Honda</text:p>
          </table:table-cell>
          <table:table-cell office:value-type="string" office:value="Grom">
            <text:p>Grom</text:p>
          </table:table-cell>
          <table:table-cell office:value-type="string" office:value="minimoto">
            <text:p>minimoto</text:p>
          </table:table-cell>
          <table:table-cell office:value-type="float" office:value="3800.0">
            <text:p>3800.0</text:p>
          </table:table-cell>
          <table:table-cell office:value-type="float" office:value="300.0">
            <text:p>300.0</text:p>
          </table:table-cell>
          <table:table-cell office:value-type="float" office:value="4100.0">
            <text:p>4100.0</text:p>
          </table:table-cell>
          <table:table-cell office:value-type="float" office:value="125.0">
            <text:p>125.0</text:p>
          </table:table-cell>
          <table:table-cell office:value-type="float" office:value="166.0">
            <text:p>166.0</text:p>
          </table:table-cell>
          <table:table-cell office:value-type="float" office:value="58">
            <text:p>58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">
            <text:p>disc</text:p>
          </table:table-cell>
          <table:table-cell office:value-type="float" office:value="223.0">
            <text:p>223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3579">
            <text:p>1.3579</text:p>
          </table:table-cell>
          <table:table-cell office:value-type="float" office:value="1.8718">
            <text:p>1.8718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0.589473684210526">
            <text:p>0.58947368421052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Honda">
            <text:p>Honda</text:p>
          </table:table-cell>
          <table:table-cell office:value-type="string" office:value="Navi">
            <text:p>Navi</text:p>
          </table:table-cell>
          <table:table-cell office:value-type="string" office:value="minimoto">
            <text:p>minimoto</text:p>
          </table:table-cell>
          <table:table-cell office:value-type="float" office:value="1807.0">
            <text:p>1807.0</text:p>
          </table:table-cell>
          <table:table-cell office:value-type="float" office:value="80.0">
            <text:p>80.0</text:p>
          </table:table-cell>
          <table:table-cell office:value-type="float" office:value="1887.0">
            <text:p>1887.0</text:p>
          </table:table-cell>
          <table:table-cell office:value-type="float" office:value="109.0">
            <text:p>109.0</text:p>
          </table:table-cell>
          <table:table-cell office:value-type="float" office:value="110.0">
            <text:p>110.0</text:p>
          </table:table-cell>
          <table:table-cell office:value-type="float" office:value="55">
            <text:p>5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rum">
            <text:p>drum</text:p>
          </table:table-cell>
          <table:table-cell office:value-type="float" office:value="236.0">
            <text:p>236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7731">
            <text:p>3.7731</text:p>
          </table:table-cell>
          <table:table-cell office:value-type="float" office:value="4.8262">
            <text:p>4.8262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0.473684210526316">
            <text:p>0.47368421052631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Honda">
            <text:p>Honda</text:p>
          </table:table-cell>
          <table:table-cell office:value-type="string" office:value="ADV150">
            <text:p>ADV150</text:p>
          </table:table-cell>
          <table:table-cell office:value-type="string" office:value="scooter">
            <text:p>scooter</text:p>
          </table:table-cell>
          <table:table-cell office:value-type="float" office:value="4300.0">
            <text:p>4300.0</text:p>
          </table:table-cell>
          <table:table-cell office:value-type="float" office:value="401.0">
            <text:p>401.0</text:p>
          </table:table-cell>
          <table:table-cell office:value-type="float" office:value="4701.0">
            <text:p>4701.0</text:p>
          </table:table-cell>
          <table:table-cell office:value-type="float" office:value="149.0">
            <text:p>149.0</text:p>
          </table:table-cell>
          <table:table-cell office:value-type="float" office:value="80.0">
            <text:p>80.0</text:p>
          </table:table-cell>
          <table:table-cell office:value-type="float" office:value="73">
            <text:p>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/drum">
            <text:p>disc/drum</text:p>
          </table:table-cell>
          <table:table-cell office:value-type="float" office:value="294.0">
            <text:p>294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38">
            <text:p>0.938</text:p>
          </table:table-cell>
          <table:table-cell office:value-type="float" office:value="1.3028">
            <text:p>1.3028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0.715789473684211">
            <text:p>0.715789473684211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Honda">
            <text:p>Honda</text:p>
          </table:table-cell>
          <table:table-cell office:value-type="string" office:value="PCX ABS">
            <text:p>PCX ABS</text:p>
          </table:table-cell>
          <table:table-cell office:value-type="string" office:value="scooter">
            <text:p>scooter</text:p>
          </table:table-cell>
          <table:table-cell office:value-type="float" office:value="4100.0">
            <text:p>4100.0</text:p>
          </table:table-cell>
          <table:table-cell office:value-type="string" office:value="">
            <text:p/>
          </table:table-cell>
          <table:table-cell office:value-type="float" office:value="4100.0">
            <text:p>4100.0</text:p>
          </table:table-cell>
          <table:table-cell office:value-type="float" office:value="156.0">
            <text:p>156.0</text:p>
          </table:table-cell>
          <table:table-cell office:value-type="float" office:value="106.0">
            <text:p>106.0</text:p>
          </table:table-cell>
          <table:table-cell office:value-type="float" office:value="85">
            <text:p>8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288.0">
            <text:p>288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266">
            <text:p>1.266</text:p>
          </table:table-cell>
          <table:table-cell office:value-type="float" office:value="1.7371">
            <text:p>1.7371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0.789473684210526">
            <text:p>0.78947368421052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Honda">
            <text:p>Honda</text:p>
          </table:table-cell>
          <table:table-cell office:value-type="string" office:value="Metropolitan">
            <text:p>Metropolitan</text:p>
          </table:table-cell>
          <table:table-cell office:value-type="string" office:value="scooter">
            <text:p>scooter</text:p>
          </table:table-cell>
          <table:table-cell office:value-type="float" office:value="2600.0">
            <text:p>2600.0</text:p>
          </table:table-cell>
          <table:table-cell office:value-type="string" office:value="">
            <text:p/>
          </table:table-cell>
          <table:table-cell office:value-type="float" office:value="2600.0">
            <text:p>2600.0</text:p>
          </table:table-cell>
          <table:table-cell office:value-type="float" office:value="49.0">
            <text:p>49.0</text:p>
          </table:table-cell>
          <table:table-cell office:value-type="float" office:value="117.0">
            <text:p>117.0</text:p>
          </table:table-cell>
          <table:table-cell office:value-type="float" office:value="40">
            <text:p>4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rum">
            <text:p>drum</text:p>
          </table:table-cell>
          <table:table-cell office:value-type="float" office:value="179.0">
            <text:p>179.0</text:p>
          </table:table-cell>
          <table:table-cell office:value-type="string" office:value="1yr transferbale">
            <text:p>1yr transferbal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259">
            <text:p>2.5259</text:p>
          </table:table-cell>
          <table:table-cell office:value-type="float" office:value="3.3028">
            <text:p>3.3028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0.578947368421053">
            <text:p>0.578947368421053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Piaggio">
            <text:p>Piaggio</text:p>
          </table:table-cell>
          <table:table-cell office:value-type="string" office:value="Liberty 150 S">
            <text:p>Liberty 150 S</text:p>
          </table:table-cell>
          <table:table-cell office:value-type="string" office:value="scooter">
            <text:p>scooter</text:p>
          </table:table-cell>
          <table:table-cell office:value-type="float" office:value="3100.0">
            <text:p>3100.0</text:p>
          </table:table-cell>
          <table:table-cell office:value-type="string" office:value="">
            <text:p/>
          </table:table-cell>
          <table:table-cell office:value-type="float" office:value="3100.0">
            <text:p>3100.0</text:p>
          </table:table-cell>
          <table:table-cell office:value-type="float" office:value="155.0">
            <text:p>155.0</text:p>
          </table:table-cell>
          <table:table-cell office:value-type="float" office:value="95.0">
            <text:p>95.0</text:p>
          </table:table-cell>
          <table:table-cell office:value-type="float" office:value="61">
            <text:p>6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/drum">
            <text:p>disc/drum</text:p>
          </table:table-cell>
          <table:table-cell office:value-type="float" office:value="255.0">
            <text:p>255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052">
            <text:p>1.9052</text:p>
          </table:table-cell>
          <table:table-cell office:value-type="float" office:value="2.5235">
            <text:p>2.523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0.673684210526316">
            <text:p>0.67368421052631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Piaggio">
            <text:p>Piaggio</text:p>
          </table:table-cell>
          <table:table-cell office:value-type="string" office:value="Liberty 50 S">
            <text:p>Liberty 50 S</text:p>
          </table:table-cell>
          <table:table-cell office:value-type="string" office:value="scooter">
            <text:p>scooter</text:p>
          </table:table-cell>
          <table:table-cell office:value-type="float" office:value="2500.0">
            <text:p>2500.0</text:p>
          </table:table-cell>
          <table:table-cell office:value-type="string" office:value="">
            <text:p/>
          </table:table-cell>
          <table:table-cell office:value-type="float" office:value="2500.0">
            <text:p>2500.0</text:p>
          </table:table-cell>
          <table:table-cell office:value-type="float" office:value="50.0">
            <text:p>50.0</text:p>
          </table:table-cell>
          <table:table-cell office:value-type="float" office:value="96.0">
            <text:p>96.0</text:p>
          </table:table-cell>
          <table:table-cell office:value-type="float" office:value="40">
            <text:p>4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/drum">
            <text:p>disc/drum</text:p>
          </table:table-cell>
          <table:table-cell office:value-type="float" office:value="233.0">
            <text:p>233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764">
            <text:p>2.5764</text:p>
          </table:table-cell>
          <table:table-cell office:value-type="float" office:value="3.3476">
            <text:p>3.3476</text:p>
          </table:table-cell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Piaggio">
            <text:p>Piaggio</text:p>
          </table:table-cell>
          <table:table-cell office:value-type="string" office:value="Beverly 400 S">
            <text:p>Beverly 400 S</text:p>
          </table:table-cell>
          <table:table-cell office:value-type="string" office:value="scooter">
            <text:p>scooter</text:p>
          </table:table-cell>
          <table:table-cell office:value-type="float" office:value="7200.0">
            <text:p>7200.0</text:p>
          </table:table-cell>
          <table:table-cell office:value-type="string" office:value="">
            <text:p/>
          </table:table-cell>
          <table:table-cell office:value-type="float" office:value="7200.0">
            <text:p>7200.0</text:p>
          </table:table-cell>
          <table:table-cell office:value-type="float" office:value="400.0">
            <text:p>400.0</text:p>
          </table:table-cell>
          <table:table-cell office:value-type="float" office:value="64.0">
            <text:p>64.0</text:p>
          </table:table-cell>
          <table:table-cell office:value-type="float" office:value="90">
            <text:p>9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390.0">
            <text:p>390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014">
            <text:p>0.4014</text:p>
          </table:table-cell>
          <table:table-cell office:value-type="float" office:value="0.5516">
            <text:p>0.5516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office:value-type="float" office:value="0.726315789473684">
            <text:p>0.72631578947368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Piaggio">
            <text:p>Piaggio</text:p>
          </table:table-cell>
          <table:table-cell office:value-type="string" office:value="MP3 500 Sport Advanced">
            <text:p>MP3 500 Sport Advanced</text:p>
          </table:table-cell>
          <table:table-cell office:value-type="string" office:value="trike">
            <text:p>trike</text:p>
          </table:table-cell>
          <table:table-cell office:value-type="float" office:value="10000.0">
            <text:p>10000.0</text:p>
          </table:table-cell>
          <table:table-cell office:value-type="string" office:value="">
            <text:p/>
          </table:table-cell>
          <table:table-cell office:value-type="float" office:value="10000.0">
            <text:p>10000.0</text:p>
          </table:table-cell>
          <table:table-cell office:value-type="float" office:value="493.0">
            <text:p>493.0</text:p>
          </table:table-cell>
          <table:table-cell office:value-type="float" office:value="63.0">
            <text:p>63.0</text:p>
          </table:table-cell>
          <table:table-cell office:value-type="float" office:value="90">
            <text:p>9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ouble disc">
            <text:p>double disc</text:p>
          </table:table-cell>
          <table:table-cell office:value-type="float" office:value="621.0">
            <text:p>621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197">
            <text:p>0.2197</text:p>
          </table:table-cell>
          <table:table-cell office:value-type="float" office:value="0.2718">
            <text:p>0.271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.736842105263158">
            <text:p>0.736842105263158</text:p>
          </table:table-cell>
          <table:table-cell office:value-type="string" office:value="reverse gear and bluetooth">
            <text:p>reverse gear and bluetooth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Piaggo">
            <text:p>Piaggo</text:p>
          </table:table-cell>
          <table:table-cell office:value-type="float" office:value="1">
            <text:p>1</text:p>
          </table:table-cell>
          <table:table-cell office:value-type="string" office:value="scooter electric">
            <text:p>scooter electric</text:p>
          </table:table-cell>
          <table:table-cell office:value-type="float" office:value="3000.0">
            <text:p>3000.0</text:p>
          </table:table-cell>
          <table:table-cell office:value-type="string" office:value="">
            <text:p/>
          </table:table-cell>
          <table:table-cell office:value-type="float" office:value="3000.0">
            <text:p>3000.0</text:p>
          </table:table-cell>
          <table:table-cell office:value-type="string" office:value="">
            <text:p/>
          </table:table-cell>
          <table:table-cell office:value-type="float" office:value="24.2857142857143">
            <text:p>24.2857142857143</text:p>
          </table:table-cell>
          <table:table-cell office:value-type="float" office:value="28">
            <text:p>2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utomatic">
            <text:p>automatic</text:p>
          </table:table-cell>
          <table:table-cell office:value-type="float" office:value="1.0">
            <text:p>1.0</text:p>
          </table:table-cell>
          <table:table-cell office:value-type="string" office:value="disc">
            <text:p>disc</text:p>
          </table:table-cell>
          <table:table-cell office:value-type="float" office:value="197.0">
            <text:p>197.0</text:p>
          </table:table-cell>
          <table:table-cell office:value-type="string" office:value="2yr">
            <text:p>2yr</text:p>
          </table:table-cell>
          <table:table-cell office:value-type="float" office:value="34.0">
            <text:p>34.0</text:p>
          </table:table-cell>
          <table:table-cell office:value-type="string" office:value="Level 1">
            <text:p>Level 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.3307">
            <text:p>2.3307</text:p>
          </table:table-cell>
          <table:table-cell office:value-type="float" office:value="3.1439">
            <text:p>3.1439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0.631578947368421">
            <text:p>0.631578947368421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Piaggo">
            <text:p>Piaggo</text:p>
          </table:table-cell>
          <table:table-cell office:value-type="string" office:value="1 Active">
            <text:p>1 Active</text:p>
          </table:table-cell>
          <table:table-cell office:value-type="string" office:value="scooter electric">
            <text:p>scooter electric</text:p>
          </table:table-cell>
          <table:table-cell office:value-type="float" office:value="4400.0">
            <text:p>4400.0</text:p>
          </table:table-cell>
          <table:table-cell office:value-type="string" office:value="">
            <text:p/>
          </table:table-cell>
          <table:table-cell office:value-type="float" office:value="4400.0">
            <text:p>4400.0</text:p>
          </table:table-cell>
          <table:table-cell office:value-type="string" office:value="">
            <text:p/>
          </table:table-cell>
          <table:table-cell office:value-type="float" office:value="23.0434782608696">
            <text:p>23.0434782608696</text:p>
          </table:table-cell>
          <table:table-cell office:value-type="float" office:value="37">
            <text:p>3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automatic">
            <text:p>automatic</text:p>
          </table:table-cell>
          <table:table-cell office:value-type="float" office:value="1.0">
            <text:p>1.0</text:p>
          </table:table-cell>
          <table:table-cell office:value-type="string" office:value="disc">
            <text:p>disc</text:p>
          </table:table-cell>
          <table:table-cell office:value-type="float" office:value="207.0">
            <text:p>207.0</text:p>
          </table:table-cell>
          <table:table-cell office:value-type="string" office:value="2yr">
            <text:p>2yr</text:p>
          </table:table-cell>
          <table:table-cell office:value-type="float" office:value="53.0">
            <text:p>53.0</text:p>
          </table:table-cell>
          <table:table-cell office:value-type="string" office:value="Level 1">
            <text:p>Level 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.3156">
            <text:p>1.3156</text:p>
          </table:table-cell>
          <table:table-cell office:value-type="float" office:value="1.8597">
            <text:p>1.8597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Suzuki">
            <text:p>Suzuki</text:p>
          </table:table-cell>
          <table:table-cell office:value-type="string" office:value="Burgman 200">
            <text:p>Burgman 200</text:p>
          </table:table-cell>
          <table:table-cell office:value-type="string" office:value="scooter">
            <text:p>scooter</text:p>
          </table:table-cell>
          <table:table-cell office:value-type="float" office:value="5000.0">
            <text:p>5000.0</text:p>
          </table:table-cell>
          <table:table-cell office:value-type="string" office:value="">
            <text:p/>
          </table:table-cell>
          <table:table-cell office:value-type="float" office:value="5000.0">
            <text:p>5000.0</text:p>
          </table:table-cell>
          <table:table-cell office:value-type="float" office:value="200.0">
            <text:p>200.0</text:p>
          </table:table-cell>
          <table:table-cell office:value-type="float" office:value="65.0">
            <text:p>65.0</text:p>
          </table:table-cell>
          <table:table-cell office:value-type="float" office:value="60">
            <text:p>6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359.0">
            <text:p>359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838">
            <text:p>0.7838</text:p>
          </table:table-cell>
          <table:table-cell office:value-type="float" office:value="1.0873">
            <text:p>1.0873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0.68421052631579">
            <text:p>0.68421052631579</text:p>
          </table:table-cell>
          <table:table-cell office:value-type="string" office:value="phone slot">
            <text:p>phone slot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Suzuki">
            <text:p>Suzuki</text:p>
          </table:table-cell>
          <table:table-cell office:value-type="string" office:value="Burgman 400">
            <text:p>Burgman 400</text:p>
          </table:table-cell>
          <table:table-cell office:value-type="string" office:value="scooter">
            <text:p>scooter</text:p>
          </table:table-cell>
          <table:table-cell office:value-type="float" office:value="8500.0">
            <text:p>8500.0</text:p>
          </table:table-cell>
          <table:table-cell office:value-type="string" office:value="">
            <text:p/>
          </table:table-cell>
          <table:table-cell office:value-type="float" office:value="8500.0">
            <text:p>8500.0</text:p>
          </table:table-cell>
          <table:table-cell office:value-type="float" office:value="400.0">
            <text:p>400.0</text:p>
          </table:table-cell>
          <table:table-cell office:value-type="float" office:value="51.0">
            <text:p>51.0</text:p>
          </table:table-cell>
          <table:table-cell office:value-type="float" office:value="85">
            <text:p>8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480.0">
            <text:p>480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679">
            <text:p>0.2679</text:p>
          </table:table-cell>
          <table:table-cell office:value-type="float" office:value="0.3398">
            <text:p>0.3398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0.715789473684211">
            <text:p>0.715789473684211</text:p>
          </table:table-cell>
          <table:table-cell office:value-type="string" office:value="phone slot">
            <text:p>phone slot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Suzuki">
            <text:p>Suzuki</text:p>
          </table:table-cell>
          <table:table-cell office:value-type="string" office:value="Boulevard C50">
            <text:p>Boulevard C50</text:p>
          </table:table-cell>
          <table:table-cell office:value-type="string" office:value="cruiser">
            <text:p>cruiser</text:p>
          </table:table-cell>
          <table:table-cell office:value-type="float" office:value="8609.0">
            <text:p>8609.0</text:p>
          </table:table-cell>
          <table:table-cell office:value-type="string" office:value="">
            <text:p/>
          </table:table-cell>
          <table:table-cell office:value-type="float" office:value="8609.0">
            <text:p>8609.0</text:p>
          </table:table-cell>
          <table:table-cell office:value-type="float" office:value="805.0">
            <text:p>805.0</text:p>
          </table:table-cell>
          <table:table-cell office:value-type="float" office:value="41.0">
            <text:p>41.0</text:p>
          </table:table-cell>
          <table:table-cell office:value-type="float" office:value="102">
            <text:p>10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/drum">
            <text:p>disc/drum</text:p>
          </table:table-cell>
          <table:table-cell office:value-type="float" office:value="611.0">
            <text:p>611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288">
            <text:p>0.2288</text:p>
          </table:table-cell>
          <table:table-cell office:value-type="float" office:value="0.2697">
            <text:p>0.2697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526315789473684">
            <text:p>0.52631578947368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Suzuki">
            <text:p>Suzuki</text:p>
          </table:table-cell>
          <table:table-cell office:value-type="string" office:value="Boulevard C50T">
            <text:p>Boulevard C50T</text:p>
          </table:table-cell>
          <table:table-cell office:value-type="string" office:value="cruiser">
            <text:p>cruiser</text:p>
          </table:table-cell>
          <table:table-cell office:value-type="float" office:value="10059.0">
            <text:p>10059.0</text:p>
          </table:table-cell>
          <table:table-cell office:value-type="string" office:value="">
            <text:p/>
          </table:table-cell>
          <table:table-cell office:value-type="float" office:value="10059.0">
            <text:p>10059.0</text:p>
          </table:table-cell>
          <table:table-cell office:value-type="float" office:value="805.0">
            <text:p>805.0</text:p>
          </table:table-cell>
          <table:table-cell office:value-type="float" office:value="41.0">
            <text:p>41.0</text:p>
          </table:table-cell>
          <table:table-cell office:value-type="float" office:value="102">
            <text:p>10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/drum">
            <text:p>disc/drum</text:p>
          </table:table-cell>
          <table:table-cell office:value-type="string" office:value="">
            <text:p/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709">
            <text:p>0.1709</text:p>
          </table:table-cell>
          <table:table-cell office:value-type="float" office:value="0.1805">
            <text:p>0.180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0.6">
            <text:p>0.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Suzuki">
            <text:p>Suzuki</text:p>
          </table:table-cell>
          <table:table-cell office:value-type="string" office:value="GSX250R ABS">
            <text:p>GSX250R ABS</text:p>
          </table:table-cell>
          <table:table-cell office:value-type="string" office:value="sportbike">
            <text:p>sportbike</text:p>
          </table:table-cell>
          <table:table-cell office:value-type="float" office:value="5000.0">
            <text:p>5000.0</text:p>
          </table:table-cell>
          <table:table-cell office:value-type="string" office:value="">
            <text:p/>
          </table:table-cell>
          <table:table-cell office:value-type="float" office:value="5000.0">
            <text:p>5000.0</text:p>
          </table:table-cell>
          <table:table-cell office:value-type="float" office:value="248.0">
            <text:p>248.0</text:p>
          </table:table-cell>
          <table:table-cell office:value-type="float" office:value="76.0">
            <text:p>76.0</text:p>
          </table:table-cell>
          <table:table-cell office:value-type="float" office:value="88">
            <text:p>8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99.0">
            <text:p>399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281">
            <text:p>0.8281</text:p>
          </table:table-cell>
          <table:table-cell office:value-type="float" office:value="1.1563">
            <text:p>1.1563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0.68421052631579">
            <text:p>0.68421052631579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Suzuki">
            <text:p>Suzuki</text:p>
          </table:table-cell>
          <table:table-cell office:value-type="string" office:value="SV650 ABS">
            <text:p>SV650 ABS</text:p>
          </table:table-cell>
          <table:table-cell office:value-type="string" office:value="sportbike">
            <text:p>sportbike</text:p>
          </table:table-cell>
          <table:table-cell office:value-type="float" office:value="7750.0">
            <text:p>7750.0</text:p>
          </table:table-cell>
          <table:table-cell office:value-type="string" office:value="">
            <text:p/>
          </table:table-cell>
          <table:table-cell office:value-type="float" office:value="7750.0">
            <text:p>7750.0</text:p>
          </table:table-cell>
          <table:table-cell office:value-type="float" office:value="645.0">
            <text:p>645.0</text:p>
          </table:table-cell>
          <table:table-cell office:value-type="float" office:value="60.0">
            <text:p>60.0</text:p>
          </table:table-cell>
          <table:table-cell office:value-type="float" office:value="124">
            <text:p>12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39.0">
            <text:p>439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421">
            <text:p>0.3421</text:p>
          </table:table-cell>
          <table:table-cell office:value-type="float" office:value="0.4597">
            <text:p>0.4597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0.621052631578947">
            <text:p>0.621052631578947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Suzuki">
            <text:p>Suzuki</text:p>
          </table:table-cell>
          <table:table-cell office:value-type="string" office:value="GSX-S750Z ABS">
            <text:p>GSX-S750Z ABS</text:p>
          </table:table-cell>
          <table:table-cell office:value-type="string" office:value="sportbike">
            <text:p>sportbike</text:p>
          </table:table-cell>
          <table:table-cell office:value-type="float" office:value="8950.0">
            <text:p>8950.0</text:p>
          </table:table-cell>
          <table:table-cell office:value-type="string" office:value="">
            <text:p/>
          </table:table-cell>
          <table:table-cell office:value-type="float" office:value="8950.0">
            <text:p>8950.0</text:p>
          </table:table-cell>
          <table:table-cell office:value-type="float" office:value="749.0">
            <text:p>749.0</text:p>
          </table:table-cell>
          <table:table-cell office:value-type="float" office:value="47.0">
            <text:p>47.0</text:p>
          </table:table-cell>
          <table:table-cell office:value-type="float" office:value="130">
            <text:p>13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70.0">
            <text:p>470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329">
            <text:p>0.2329</text:p>
          </table:table-cell>
          <table:table-cell office:value-type="float" office:value="0.2826">
            <text:p>0.2826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0.610526315789474">
            <text:p>0.61052631578947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Suzuki">
            <text:p>Suzuki</text:p>
          </table:table-cell>
          <table:table-cell office:value-type="string" office:value="V-strom 650">
            <text:p>V-strom 650</text:p>
          </table:table-cell>
          <table:table-cell office:value-type="string" office:value="standard">
            <text:p>standard</text:p>
          </table:table-cell>
          <table:table-cell office:value-type="float" office:value="8904.0">
            <text:p>8904.0</text:p>
          </table:table-cell>
          <table:table-cell office:value-type="string" office:value="">
            <text:p/>
          </table:table-cell>
          <table:table-cell office:value-type="float" office:value="8904.0">
            <text:p>8904.0</text:p>
          </table:table-cell>
          <table:table-cell office:value-type="float" office:value="645.0">
            <text:p>645.0</text:p>
          </table:table-cell>
          <table:table-cell office:value-type="float" office:value="67.0">
            <text:p>67.0</text:p>
          </table:table-cell>
          <table:table-cell office:value-type="float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70.0">
            <text:p>470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782">
            <text:p>0.2782</text:p>
          </table:table-cell>
          <table:table-cell office:value-type="float" office:value="0.3654">
            <text:p>0.3654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0.642105263157895">
            <text:p>0.642105263157895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Suzuki">
            <text:p>Suzuki</text:p>
          </table:table-cell>
          <table:table-cell office:value-type="string" office:value="V-strom 650XT">
            <text:p>V-strom 650XT</text:p>
          </table:table-cell>
          <table:table-cell office:value-type="string" office:value="standard">
            <text:p>standard</text:p>
          </table:table-cell>
          <table:table-cell office:value-type="float" office:value="9400.0">
            <text:p>9400.0</text:p>
          </table:table-cell>
          <table:table-cell office:value-type="string" office:value="">
            <text:p/>
          </table:table-cell>
          <table:table-cell office:value-type="float" office:value="9400.0">
            <text:p>9400.0</text:p>
          </table:table-cell>
          <table:table-cell office:value-type="float" office:value="645.0">
            <text:p>645.0</text:p>
          </table:table-cell>
          <table:table-cell office:value-type="float" office:value="67.0">
            <text:p>67.0</text:p>
          </table:table-cell>
          <table:table-cell office:value-type="float" office:value="125">
            <text:p>1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76.0">
            <text:p>476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21">
            <text:p>0.2521</text:p>
          </table:table-cell>
          <table:table-cell office:value-type="float" office:value="0.3246">
            <text:p>0.3246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0.642105263157895">
            <text:p>0.642105263157895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Suzuki">
            <text:p>Suzuki</text:p>
          </table:table-cell>
          <table:table-cell office:value-type="string" office:value="V-strom 650XT Adventure">
            <text:p>V-strom 650XT Adventure</text:p>
          </table:table-cell>
          <table:table-cell office:value-type="string" office:value="standard">
            <text:p>standard</text:p>
          </table:table-cell>
          <table:table-cell office:value-type="float" office:value="10500.0">
            <text:p>10500.0</text:p>
          </table:table-cell>
          <table:table-cell office:value-type="string" office:value="">
            <text:p/>
          </table:table-cell>
          <table:table-cell office:value-type="float" office:value="10500.0">
            <text:p>10500.0</text:p>
          </table:table-cell>
          <table:table-cell office:value-type="float" office:value="645.0">
            <text:p>645.0</text:p>
          </table:table-cell>
          <table:table-cell office:value-type="float" office:value="67.0">
            <text:p>67.0</text:p>
          </table:table-cell>
          <table:table-cell office:value-type="float" office:value="125">
            <text:p>1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76.0">
            <text:p>476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057">
            <text:p>0.2057</text:p>
          </table:table-cell>
          <table:table-cell office:value-type="float" office:value="0.2511">
            <text:p>0.2511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0.68421052631579">
            <text:p>0.68421052631579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Yamaha">
            <text:p>Yamaha</text:p>
          </table:table-cell>
          <table:table-cell office:value-type="string" office:value="MT-03">
            <text:p>MT-03</text:p>
          </table:table-cell>
          <table:table-cell office:value-type="string" office:value="standard">
            <text:p>standard</text:p>
          </table:table-cell>
          <table:table-cell office:value-type="float" office:value="4800.0">
            <text:p>4800.0</text:p>
          </table:table-cell>
          <table:table-cell office:value-type="float" office:value="249.0">
            <text:p>249.0</text:p>
          </table:table-cell>
          <table:table-cell office:value-type="float" office:value="5049.0">
            <text:p>5049.0</text:p>
          </table:table-cell>
          <table:table-cell office:value-type="float" office:value="321.0">
            <text:p>321.0</text:p>
          </table:table-cell>
          <table:table-cell office:value-type="float" office:value="56.0">
            <text:p>56.0</text:p>
          </table:table-cell>
          <table:table-cell office:value-type="float" office:value="92">
            <text:p>9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73.0">
            <text:p>373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227">
            <text:p>0.7227</text:p>
          </table:table-cell>
          <table:table-cell office:value-type="float" office:value="0.9945">
            <text:p>0.9945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0.726315789473684">
            <text:p>0.726315789473684</text:p>
          </table:table-cell>
          <table:table-cell office:value-type="string" office:value="tail bag">
            <text:p>tail bag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Yamaha">
            <text:p>Yamaha</text:p>
          </table:table-cell>
          <table:table-cell office:value-type="string" office:value="MT-07">
            <text:p>MT-07</text:p>
          </table:table-cell>
          <table:table-cell office:value-type="string" office:value="standard">
            <text:p>standard</text:p>
          </table:table-cell>
          <table:table-cell office:value-type="float" office:value="7900.0">
            <text:p>7900.0</text:p>
          </table:table-cell>
          <table:table-cell office:value-type="float" office:value="125.0">
            <text:p>125.0</text:p>
          </table:table-cell>
          <table:table-cell office:value-type="float" office:value="8025.0">
            <text:p>8025.0</text:p>
          </table:table-cell>
          <table:table-cell office:value-type="float" office:value="689.0">
            <text:p>689.0</text:p>
          </table:table-cell>
          <table:table-cell office:value-type="float" office:value="58.0">
            <text:p>58.0</text:p>
          </table:table-cell>
          <table:table-cell office:value-type="float" office:value="133">
            <text:p>13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06.0">
            <text:p>406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165">
            <text:p>0.3165</text:p>
          </table:table-cell>
          <table:table-cell office:value-type="float" office:value="0.4193">
            <text:p>0.4193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0.642105263157895">
            <text:p>0.642105263157895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Yamaha">
            <text:p>Yamaha</text:p>
          </table:table-cell>
          <table:table-cell office:value-type="string" office:value="MT-09">
            <text:p>MT-09</text:p>
          </table:table-cell>
          <table:table-cell office:value-type="string" office:value="standard">
            <text:p>standard</text:p>
          </table:table-cell>
          <table:table-cell office:value-type="float" office:value="9500.0">
            <text:p>9500.0</text:p>
          </table:table-cell>
          <table:table-cell office:value-type="string" office:value="">
            <text:p/>
          </table:table-cell>
          <table:table-cell office:value-type="float" office:value="9500.0">
            <text:p>9500.0</text:p>
          </table:table-cell>
          <table:table-cell office:value-type="float" office:value="890.0">
            <text:p>890.0</text:p>
          </table:table-cell>
          <table:table-cell office:value-type="float" office:value="49.0">
            <text:p>49.0</text:p>
          </table:table-cell>
          <table:table-cell office:value-type="float" office:value="123">
            <text:p>12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17.0">
            <text:p>417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138">
            <text:p>0.2138</text:p>
          </table:table-cell>
          <table:table-cell office:value-type="float" office:value="0.2547">
            <text:p>0.2547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0.631578947368421">
            <text:p>0.631578947368421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Yamaha">
            <text:p>Yamaha</text:p>
          </table:table-cell>
          <table:table-cell office:value-type="string" office:value="XSR700">
            <text:p>XSR700</text:p>
          </table:table-cell>
          <table:table-cell office:value-type="string" office:value="standard">
            <text:p>standard</text:p>
          </table:table-cell>
          <table:table-cell office:value-type="float" office:value="8800.0">
            <text:p>8800.0</text:p>
          </table:table-cell>
          <table:table-cell office:value-type="float" office:value="175.0">
            <text:p>175.0</text:p>
          </table:table-cell>
          <table:table-cell office:value-type="float" office:value="8975.0">
            <text:p>8975.0</text:p>
          </table:table-cell>
          <table:table-cell office:value-type="float" office:value="689.0">
            <text:p>689.0</text:p>
          </table:table-cell>
          <table:table-cell office:value-type="float" office:value="58.0">
            <text:p>58.0</text:p>
          </table:table-cell>
          <table:table-cell office:value-type="float" office:value="120">
            <text:p>12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10.0">
            <text:p>410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584">
            <text:p>0.2584</text:p>
          </table:table-cell>
          <table:table-cell office:value-type="float" office:value="0.3301">
            <text:p>0.330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0.642105263157895">
            <text:p>0.642105263157895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Yamaha">
            <text:p>Yamaha</text:p>
          </table:table-cell>
          <table:table-cell office:value-type="string" office:value="XSR900">
            <text:p>XSR900</text:p>
          </table:table-cell>
          <table:table-cell office:value-type="string" office:value="standard">
            <text:p>standard</text:p>
          </table:table-cell>
          <table:table-cell office:value-type="float" office:value="10000.0">
            <text:p>10000.0</text:p>
          </table:table-cell>
          <table:table-cell office:value-type="string" office:value="">
            <text:p/>
          </table:table-cell>
          <table:table-cell office:value-type="float" office:value="10000.0">
            <text:p>10000.0</text:p>
          </table:table-cell>
          <table:table-cell office:value-type="float" office:value="890.0">
            <text:p>890.0</text:p>
          </table:table-cell>
          <table:table-cell office:value-type="float" office:value="49.0">
            <text:p>49.0</text:p>
          </table:table-cell>
          <table:table-cell office:value-type="float" office:value="150">
            <text:p>15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25.0">
            <text:p>425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943">
            <text:p>0.1943</text:p>
          </table:table-cell>
          <table:table-cell office:value-type="float" office:value="0.2242">
            <text:p>0.2242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0.610526315789474">
            <text:p>0.61052631578947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Yamaha">
            <text:p>Yamaha</text:p>
          </table:table-cell>
          <table:table-cell office:value-type="string" office:value="Zuma 125">
            <text:p>Zuma 125</text:p>
          </table:table-cell>
          <table:table-cell office:value-type="string" office:value="scooter">
            <text:p>scooter</text:p>
          </table:table-cell>
          <table:table-cell office:value-type="float" office:value="3700.0">
            <text:p>3700.0</text:p>
          </table:table-cell>
          <table:table-cell office:value-type="string" office:value="">
            <text:p/>
          </table:table-cell>
          <table:table-cell office:value-type="float" office:value="3700.0">
            <text:p>3700.0</text:p>
          </table:table-cell>
          <table:table-cell office:value-type="float" office:value="125.0">
            <text:p>125.0</text:p>
          </table:table-cell>
          <table:table-cell office:value-type="float" office:value="101.0">
            <text:p>101.0</text:p>
          </table:table-cell>
          <table:table-cell office:value-type="float" office:value="61">
            <text:p>6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282.0">
            <text:p>282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4773">
            <text:p>1.4773</text:p>
          </table:table-cell>
          <table:table-cell office:value-type="float" office:value="1.9987">
            <text:p>1.9987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0.736842105263158">
            <text:p>0.736842105263158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Yamaha">
            <text:p>Yamaha</text:p>
          </table:table-cell>
          <table:table-cell office:value-type="string" office:value="XMAX">
            <text:p>XMAX</text:p>
          </table:table-cell>
          <table:table-cell office:value-type="string" office:value="scooter">
            <text:p>scooter</text:p>
          </table:table-cell>
          <table:table-cell office:value-type="float" office:value="5800.0">
            <text:p>5800.0</text:p>
          </table:table-cell>
          <table:table-cell office:value-type="string" office:value="">
            <text:p/>
          </table:table-cell>
          <table:table-cell office:value-type="float" office:value="5800.0">
            <text:p>5800.0</text:p>
          </table:table-cell>
          <table:table-cell office:value-type="float" office:value="292.0">
            <text:p>292.0</text:p>
          </table:table-cell>
          <table:table-cell office:value-type="float" office:value="76.0">
            <text:p>76.0</text:p>
          </table:table-cell>
          <table:table-cell office:value-type="float" office:value="85">
            <text:p>8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397.0">
            <text:p>397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334">
            <text:p>0.6334</text:p>
          </table:table-cell>
          <table:table-cell office:value-type="float" office:value="0.8935">
            <text:p>0.8935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0.8">
            <text:p>0.8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Yamaha">
            <text:p>Yamaha</text:p>
          </table:table-cell>
          <table:table-cell office:value-type="string" office:value="V Star 250">
            <text:p>V Star 250</text:p>
          </table:table-cell>
          <table:table-cell office:value-type="string" office:value="cruiser">
            <text:p>cruiser</text:p>
          </table:table-cell>
          <table:table-cell office:value-type="float" office:value="4600.0">
            <text:p>4600.0</text:p>
          </table:table-cell>
          <table:table-cell office:value-type="string" office:value="">
            <text:p/>
          </table:table-cell>
          <table:table-cell office:value-type="float" office:value="4600.0">
            <text:p>4600.0</text:p>
          </table:table-cell>
          <table:table-cell office:value-type="float" office:value="249.0">
            <text:p>249.0</text:p>
          </table:table-cell>
          <table:table-cell office:value-type="float" office:value="78.0">
            <text:p>78.0</text:p>
          </table:table-cell>
          <table:table-cell office:value-type="float" office:value="85">
            <text:p>8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">
            <text:p>disc</text:p>
          </table:table-cell>
          <table:table-cell office:value-type="float" office:value="324.0">
            <text:p>324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668">
            <text:p>0.9668</text:p>
          </table:table-cell>
          <table:table-cell office:value-type="float" office:value="1.3384">
            <text:p>1.3384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0.421052631578947">
            <text:p>0.421052631578947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Yamaha">
            <text:p>Yamaha</text:p>
          </table:table-cell>
          <table:table-cell office:value-type="string" office:value="Bolt R-SPEC">
            <text:p>Bolt R-SPEC</text:p>
          </table:table-cell>
          <table:table-cell office:value-type="string" office:value="cruiser">
            <text:p>cruiser</text:p>
          </table:table-cell>
          <table:table-cell office:value-type="float" office:value="8600.0">
            <text:p>8600.0</text:p>
          </table:table-cell>
          <table:table-cell office:value-type="float" office:value="505.0">
            <text:p>505.0</text:p>
          </table:table-cell>
          <table:table-cell office:value-type="float" office:value="9105.0">
            <text:p>9105.0</text:p>
          </table:table-cell>
          <table:table-cell office:value-type="float" office:value="942.0">
            <text:p>942.0</text:p>
          </table:table-cell>
          <table:table-cell office:value-type="float" office:value="51.0">
            <text:p>51.0</text:p>
          </table:table-cell>
          <table:table-cell office:value-type="float" office:value="106">
            <text:p>106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">
            <text:p>disc</text:p>
          </table:table-cell>
          <table:table-cell office:value-type="float" office:value="542.0">
            <text:p>542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363">
            <text:p>0.2363</text:p>
          </table:table-cell>
          <table:table-cell office:value-type="float" office:value="0.2912">
            <text:p>0.2912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0.463157894736842">
            <text:p>0.463157894736842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Yamaha">
            <text:p>Yamaha</text:p>
          </table:table-cell>
          <table:table-cell office:value-type="string" office:value="YZF-R3">
            <text:p>YZF-R3</text:p>
          </table:table-cell>
          <table:table-cell office:value-type="string" office:value="sportbike">
            <text:p>sportbike</text:p>
          </table:table-cell>
          <table:table-cell office:value-type="float" office:value="5300.0">
            <text:p>5300.0</text:p>
          </table:table-cell>
          <table:table-cell office:value-type="float" office:value="70.0">
            <text:p>70.0</text:p>
          </table:table-cell>
          <table:table-cell office:value-type="float" office:value="5370.0">
            <text:p>5370.0</text:p>
          </table:table-cell>
          <table:table-cell office:value-type="float" office:value="321.0">
            <text:p>321.0</text:p>
          </table:table-cell>
          <table:table-cell office:value-type="float" office:value="56.0">
            <text:p>56.0</text:p>
          </table:table-cell>
          <table:table-cell office:value-type="float" office:value="117">
            <text:p>11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75.0">
            <text:p>375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463">
            <text:p>0.6463</text:p>
          </table:table-cell>
          <table:table-cell office:value-type="float" office:value="0.8918">
            <text:p>0.8918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0.663157894736842">
            <text:p>0.663157894736842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Kawasaki">
            <text:p>Kawasaki</text:p>
          </table:table-cell>
          <table:table-cell office:value-type="string" office:value="Z125 PRO">
            <text:p>Z125 PRO</text:p>
          </table:table-cell>
          <table:table-cell office:value-type="string" office:value="minimoto">
            <text:p>minimoto</text:p>
          </table:table-cell>
          <table:table-cell office:value-type="float" office:value="3400.0">
            <text:p>3400.0</text:p>
          </table:table-cell>
          <table:table-cell office:value-type="string" office:value="">
            <text:p/>
          </table:table-cell>
          <table:table-cell office:value-type="float" office:value="3400.0">
            <text:p>3400.0</text:p>
          </table:table-cell>
          <table:table-cell office:value-type="float" office:value="125.0">
            <text:p>125.0</text:p>
          </table:table-cell>
          <table:table-cell office:value-type="float" office:value="135.0">
            <text:p>135.0</text:p>
          </table:table-cell>
          <table:table-cell office:value-type="float" office:value="100">
            <text:p>10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4.0">
            <text:p>4.0</text:p>
          </table:table-cell>
          <table:table-cell office:value-type="string" office:value="disc">
            <text:p>disc</text:p>
          </table:table-cell>
          <table:table-cell office:value-type="float" office:value="228.0">
            <text:p>228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49">
            <text:p>1.7649</text:p>
          </table:table-cell>
          <table:table-cell office:value-type="float" office:value="2.3725">
            <text:p>2.3725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0.610526315789474">
            <text:p>0.61052631578947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Kawasaki">
            <text:p>Kawasaki</text:p>
          </table:table-cell>
          <table:table-cell office:value-type="string" office:value="Z400 ABS">
            <text:p>Z400 ABS</text:p>
          </table:table-cell>
          <table:table-cell office:value-type="string" office:value="standard">
            <text:p>standard</text:p>
          </table:table-cell>
          <table:table-cell office:value-type="float" office:value="5200.0">
            <text:p>5200.0</text:p>
          </table:table-cell>
          <table:table-cell office:value-type="string" office:value="">
            <text:p/>
          </table:table-cell>
          <table:table-cell office:value-type="float" office:value="5200.0">
            <text:p>5200.0</text:p>
          </table:table-cell>
          <table:table-cell office:value-type="float" office:value="399.0">
            <text:p>399.0</text:p>
          </table:table-cell>
          <table:table-cell office:value-type="float" office:value="45.0">
            <text:p>45.0</text:p>
          </table:table-cell>
          <table:table-cell office:value-type="float" office:value="91">
            <text:p>9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64.0">
            <text:p>364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082">
            <text:p>0.6082</text:p>
          </table:table-cell>
          <table:table-cell office:value-type="float" office:value="0.8202">
            <text:p>0.8202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0.663157894736842">
            <text:p>0.663157894736842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Kawasaki">
            <text:p>Kawasaki</text:p>
          </table:table-cell>
          <table:table-cell office:value-type="string" office:value="Z650 ABS">
            <text:p>Z650 ABS</text:p>
          </table:table-cell>
          <table:table-cell office:value-type="string" office:value="standard">
            <text:p>standard</text:p>
          </table:table-cell>
          <table:table-cell office:value-type="float" office:value="8049.0">
            <text:p>8049.0</text:p>
          </table:table-cell>
          <table:table-cell office:value-type="string" office:value="">
            <text:p/>
          </table:table-cell>
          <table:table-cell office:value-type="float" office:value="8049.0">
            <text:p>8049.0</text:p>
          </table:table-cell>
          <table:table-cell office:value-type="float" office:value="649.0">
            <text:p>649.0</text:p>
          </table:table-cell>
          <table:table-cell office:value-type="float" office:value="54.0">
            <text:p>54.0</text:p>
          </table:table-cell>
          <table:table-cell office:value-type="float" office:value="125">
            <text:p>1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12.0">
            <text:p>412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044">
            <text:p>0.3044</text:p>
          </table:table-cell>
          <table:table-cell office:value-type="float" office:value="0.398">
            <text:p>0.398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0.621052631578947">
            <text:p>0.621052631578947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Kawasaki">
            <text:p>Kawasaki</text:p>
          </table:table-cell>
          <table:table-cell office:value-type="string" office:value="Z650RS ABS">
            <text:p>Z650RS ABS</text:p>
          </table:table-cell>
          <table:table-cell office:value-type="string" office:value="standard retro">
            <text:p>standard retro</text:p>
          </table:table-cell>
          <table:table-cell office:value-type="float" office:value="9000.0">
            <text:p>9000.0</text:p>
          </table:table-cell>
          <table:table-cell office:value-type="string" office:value="">
            <text:p/>
          </table:table-cell>
          <table:table-cell office:value-type="float" office:value="9000.0">
            <text:p>9000.0</text:p>
          </table:table-cell>
          <table:table-cell office:value-type="float" office:value="649.0">
            <text:p>649.0</text:p>
          </table:table-cell>
          <table:table-cell office:value-type="float" office:value="54.0">
            <text:p>54.0</text:p>
          </table:table-cell>
          <table:table-cell office:value-type="float" office:value="125">
            <text:p>1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12.0">
            <text:p>412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486">
            <text:p>0.2486</text:p>
          </table:table-cell>
          <table:table-cell office:value-type="float" office:value="0.3123">
            <text:p>0.312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0.610526315789474">
            <text:p>0.61052631578947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Kawasaki">
            <text:p>Kawasaki</text:p>
          </table:table-cell>
          <table:table-cell office:value-type="string" office:value="VERSYS-X 300">
            <text:p>VERSYS-X 300</text:p>
          </table:table-cell>
          <table:table-cell office:value-type="string" office:value="standard">
            <text:p>standard</text:p>
          </table:table-cell>
          <table:table-cell office:value-type="float" office:value="6100.0">
            <text:p>6100.0</text:p>
          </table:table-cell>
          <table:table-cell office:value-type="string" office:value="">
            <text:p/>
          </table:table-cell>
          <table:table-cell office:value-type="float" office:value="6100.0">
            <text:p>6100.0</text:p>
          </table:table-cell>
          <table:table-cell office:value-type="float" office:value="296.0">
            <text:p>296.0</text:p>
          </table:table-cell>
          <table:table-cell office:value-type="float" office:value="55.0">
            <text:p>55.0</text:p>
          </table:table-cell>
          <table:table-cell office:value-type="float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86.0">
            <text:p>386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077">
            <text:p>0.5077</text:p>
          </table:table-cell>
          <table:table-cell office:value-type="float" office:value="0.6982">
            <text:p>0.6982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0.652631578947368">
            <text:p>0.652631578947368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Kawasaki">
            <text:p>Kawasaki</text:p>
          </table:table-cell>
          <table:table-cell office:value-type="string" office:value="W800">
            <text:p>W800</text:p>
          </table:table-cell>
          <table:table-cell office:value-type="string" office:value="standard retro">
            <text:p>standard retro</text:p>
          </table:table-cell>
          <table:table-cell office:value-type="float" office:value="9200.0">
            <text:p>9200.0</text:p>
          </table:table-cell>
          <table:table-cell office:value-type="string" office:value="">
            <text:p/>
          </table:table-cell>
          <table:table-cell office:value-type="float" office:value="9200.0">
            <text:p>9200.0</text:p>
          </table:table-cell>
          <table:table-cell office:value-type="float" office:value="773.0">
            <text:p>773.0</text:p>
          </table:table-cell>
          <table:table-cell office:value-type="float" office:value="50.0">
            <text:p>50.0</text:p>
          </table:table-cell>
          <table:table-cell office:value-type="float" office:value="110">
            <text:p>11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">
            <text:p>disc</text:p>
          </table:table-cell>
          <table:table-cell office:value-type="float" office:value="496.0">
            <text:p>496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294">
            <text:p>0.2294</text:p>
          </table:table-cell>
          <table:table-cell office:value-type="float" office:value="0.2797">
            <text:p>0.2797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0.494736842105263">
            <text:p>0.494736842105263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Kawasaki">
            <text:p>Kawasaki</text:p>
          </table:table-cell>
          <table:table-cell office:value-type="string" office:value="Vulcan S">
            <text:p>Vulcan S</text:p>
          </table:table-cell>
          <table:table-cell office:value-type="string" office:value="standard">
            <text:p>standard</text:p>
          </table:table-cell>
          <table:table-cell office:value-type="float" office:value="7849.0">
            <text:p>7849.0</text:p>
          </table:table-cell>
          <table:table-cell office:value-type="float" office:value="188.0">
            <text:p>188.0</text:p>
          </table:table-cell>
          <table:table-cell office:value-type="float" office:value="8037.0">
            <text:p>8037.0</text:p>
          </table:table-cell>
          <table:table-cell office:value-type="float" office:value="649.0">
            <text:p>649.0</text:p>
          </table:table-cell>
          <table:table-cell office:value-type="float" office:value="51.0">
            <text:p>51.0</text:p>
          </table:table-cell>
          <table:table-cell office:value-type="float" office:value="116">
            <text:p>11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496.0">
            <text:p>496.0</text:p>
          </table:table-cell>
          <table:table-cell office:value-type="string" office:value="1yr">
            <text:p>1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965">
            <text:p>0.2965</text:p>
          </table:table-cell>
          <table:table-cell office:value-type="float" office:value="0.3834">
            <text:p>0.3834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0.610526315789474">
            <text:p>0.61052631578947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BMW">
            <text:p>BMW</text:p>
          </table:table-cell>
          <table:table-cell office:value-type="string" office:value="C 400 GT">
            <text:p>C 400 GT</text:p>
          </table:table-cell>
          <table:table-cell office:value-type="string" office:value="scooter">
            <text:p>scooter</text:p>
          </table:table-cell>
          <table:table-cell office:value-type="float" office:value="8245.0">
            <text:p>8245.0</text:p>
          </table:table-cell>
          <table:table-cell office:value-type="string" office:value="">
            <text:p/>
          </table:table-cell>
          <table:table-cell office:value-type="float" office:value="8245.0">
            <text:p>8245.0</text:p>
          </table:table-cell>
          <table:table-cell office:value-type="float" office:value="350.0">
            <text:p>350.0</text:p>
          </table:table-cell>
          <table:table-cell office:value-type="float" office:value="62.0">
            <text:p>62.0</text:p>
          </table:table-cell>
          <table:table-cell office:value-type="float" office:value="86">
            <text:p>8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ouble disc">
            <text:p>double disc</text:p>
          </table:table-cell>
          <table:table-cell office:value-type="float" office:value="472.0">
            <text:p>472.0</text:p>
          </table:table-cell>
          <table:table-cell office:value-type="string" office:value="3yr">
            <text:p>3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101">
            <text:p>0.3101</text:p>
          </table:table-cell>
          <table:table-cell office:value-type="float" office:value="0.4122">
            <text:p>0.4122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0.778947368421053">
            <text:p>0.778947368421053</text:p>
          </table:table-cell>
          <table:table-cell office:value-type="string" office:value="bluetooth screen; ">
            <text:p>bluetooth screen; 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BMW">
            <text:p>BMW</text:p>
          </table:table-cell>
          <table:table-cell office:value-type="string" office:value="G 310 R">
            <text:p>G 310 R</text:p>
          </table:table-cell>
          <table:table-cell office:value-type="string" office:value="standard">
            <text:p>standard</text:p>
          </table:table-cell>
          <table:table-cell office:value-type="float" office:value="5000.0">
            <text:p>5000.0</text:p>
          </table:table-cell>
          <table:table-cell office:value-type="float" office:value="815.0">
            <text:p>815.0</text:p>
          </table:table-cell>
          <table:table-cell office:value-type="float" office:value="5815.0">
            <text:p>5815.0</text:p>
          </table:table-cell>
          <table:table-cell office:value-type="float" office:value="313.0">
            <text:p>313.0</text:p>
          </table:table-cell>
          <table:table-cell office:value-type="float" office:value="62.0">
            <text:p>62.0</text:p>
          </table:table-cell>
          <table:table-cell office:value-type="float" office:value="88">
            <text:p>8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362.0">
            <text:p>362.0</text:p>
          </table:table-cell>
          <table:table-cell office:value-type="string" office:value="3yr">
            <text:p>3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847">
            <text:p>0.5847</text:p>
          </table:table-cell>
          <table:table-cell office:value-type="float" office:value="0.8143">
            <text:p>0.8143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0.747368421052632">
            <text:p>0.747368421052632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BMW">
            <text:p>BMW</text:p>
          </table:table-cell>
          <table:table-cell office:value-type="string" office:value="F 900 R">
            <text:p>F 900 R</text:p>
          </table:table-cell>
          <table:table-cell office:value-type="string" office:value="standard">
            <text:p>standard</text:p>
          </table:table-cell>
          <table:table-cell office:value-type="float" office:value="9500.0">
            <text:p>9500.0</text:p>
          </table:table-cell>
          <table:table-cell office:value-type="float" office:value="1000.0">
            <text:p>1000.0</text:p>
          </table:table-cell>
          <table:table-cell office:value-type="float" office:value="10500.0">
            <text:p>10500.0</text:p>
          </table:table-cell>
          <table:table-cell office:value-type="float" office:value="895.0">
            <text:p>895.0</text:p>
          </table:table-cell>
          <table:table-cell office:value-type="float" office:value="50.0">
            <text:p>50.0</text:p>
          </table:table-cell>
          <table:table-cell office:value-type="float" office:value="125">
            <text:p>1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65.0">
            <text:p>465.0</text:p>
          </table:table-cell>
          <table:table-cell office:value-type="string" office:value="3yr">
            <text:p>3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792">
            <text:p>0.1792</text:p>
          </table:table-cell>
          <table:table-cell office:value-type="float" office:value="0.2011">
            <text:p>0.2011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0.715789473684211">
            <text:p>0.715789473684211</text:p>
          </table:table-cell>
          <table:table-cell office:value-type="string" office:value="bluetooth screen;  optional packages 970 or 2500; fly by wire">
            <text:p>bluetooth screen;  optional packages 970 or 2500; fly by wire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BMW">
            <text:p>BMW</text:p>
          </table:table-cell>
          <table:table-cell office:value-type="string" office:value="R nineT Pure">
            <text:p>R nineT Pure</text:p>
          </table:table-cell>
          <table:table-cell office:value-type="string" office:value="standard retro">
            <text:p>standard retro</text:p>
          </table:table-cell>
          <table:table-cell office:value-type="float" office:value="11000.0">
            <text:p>11000.0</text:p>
          </table:table-cell>
          <table:table-cell office:value-type="string" office:value="">
            <text:p/>
          </table:table-cell>
          <table:table-cell office:value-type="float" office:value="11000.0">
            <text:p>11000.0</text:p>
          </table:table-cell>
          <table:table-cell office:value-type="float" office:value="1170.0">
            <text:p>1170.0</text:p>
          </table:table-cell>
          <table:table-cell office:value-type="float" office:value="40.0">
            <text:p>40.0</text:p>
          </table:table-cell>
          <table:table-cell office:value-type="float" office:value="125">
            <text:p>125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 constant mesh">
            <text:p>manual constant mesh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83.0">
            <text:p>483.0</text:p>
          </table:table-cell>
          <table:table-cell office:value-type="string" office:value="3yr">
            <text:p>3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06">
            <text:p>0.1406</text:p>
          </table:table-cell>
          <table:table-cell office:value-type="float" office:value="0.1316">
            <text:p>0.1316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0.473684210526316">
            <text:p>0.47368421052631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BMW">
            <text:p>BMW</text:p>
          </table:table-cell>
          <table:table-cell office:value-type="string" office:value="CE 04">
            <text:p>CE 04</text:p>
          </table:table-cell>
          <table:table-cell office:value-type="string" office:value="scooter electric">
            <text:p>scooter electric</text:p>
          </table:table-cell>
          <table:table-cell office:value-type="float" office:value="11800.0">
            <text:p>11800.0</text:p>
          </table:table-cell>
          <table:table-cell office:value-type="float" office:value="2605.0">
            <text:p>2605.0</text:p>
          </table:table-cell>
          <table:table-cell office:value-type="float" office:value="14405.0">
            <text:p>14405.0</text:p>
          </table:table-cell>
          <table:table-cell office:value-type="string" office:value="">
            <text:p/>
          </table:table-cell>
          <table:table-cell office:value-type="float" office:value="8.98876404494382">
            <text:p>8.98876404494382</text:p>
          </table:table-cell>
          <table:table-cell office:value-type="float" office:value="75">
            <text:p>75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float" office:value="1.0">
            <text:p>1.0</text:p>
          </table:table-cell>
          <table:table-cell office:value-type="string" office:value="double disc">
            <text:p>double disc</text:p>
          </table:table-cell>
          <table:table-cell office:value-type="float" office:value="509.0">
            <text:p>509.0</text:p>
          </table:table-cell>
          <table:table-cell office:value-type="string" office:value="3yr">
            <text:p>3yr</text:p>
          </table:table-cell>
          <table:table-cell office:value-type="float" office:value="80.6">
            <text:p>80.6</text:p>
          </table:table-cell>
          <table:table-cell office:value-type="string" office:value="Level 2">
            <text:p>Level 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.1482">
            <text:p>0.1482</text:p>
          </table:table-cell>
          <table:table-cell office:value-type="float" office:value="0.1775">
            <text:p>0.1775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0.757894736842105">
            <text:p>0.757894736842105</text:p>
          </table:table-cell>
          <table:table-cell office:value-type="string" office:value="heated grips and seating, ABS pro, adaptive headlight; TPMS; ride modes;">
            <text:p>heated grips and seating, ABS pro, adaptive headlight; TPMS; ride modes;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Triumph">
            <text:p>Triumph</text:p>
          </table:table-cell>
          <table:table-cell office:value-type="string" office:value="Street Twin">
            <text:p>Street Twin</text:p>
          </table:table-cell>
          <table:table-cell office:value-type="string" office:value="standard retro">
            <text:p>standard retro</text:p>
          </table:table-cell>
          <table:table-cell office:value-type="float" office:value="9700.0">
            <text:p>9700.0</text:p>
          </table:table-cell>
          <table:table-cell office:value-type="float" office:value="720.5">
            <text:p>720.5</text:p>
          </table:table-cell>
          <table:table-cell office:value-type="float" office:value="10420.5">
            <text:p>10420.5</text:p>
          </table:table-cell>
          <table:table-cell office:value-type="float" office:value="900.0">
            <text:p>900.0</text:p>
          </table:table-cell>
          <table:table-cell office:value-type="float" office:value="69.0">
            <text:p>69.0</text:p>
          </table:table-cell>
          <table:table-cell office:value-type="float" office:value="120">
            <text:p>12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">
            <text:p>disc</text:p>
          </table:table-cell>
          <table:table-cell office:value-type="float" office:value="476.0">
            <text:p>476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109">
            <text:p>0.2109</text:p>
          </table:table-cell>
          <table:table-cell office:value-type="float" office:value="0.2602">
            <text:p>0.2602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0.705263157894737">
            <text:p>0.705263157894737</text:p>
          </table:table-cell>
          <table:table-cell office:value-type="string" office:value="optional TMPMS $250">
            <text:p>optional TMPMS $250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Triumph">
            <text:p>Triumph</text:p>
          </table:table-cell>
          <table:table-cell office:value-type="string" office:value="Street Scrambler">
            <text:p>Street Scrambler</text:p>
          </table:table-cell>
          <table:table-cell office:value-type="string" office:value="standard retro">
            <text:p>standard retro</text:p>
          </table:table-cell>
          <table:table-cell office:value-type="float" office:value="11300.0">
            <text:p>11300.0</text:p>
          </table:table-cell>
          <table:table-cell office:value-type="float" office:value="1137.5">
            <text:p>1137.5</text:p>
          </table:table-cell>
          <table:table-cell office:value-type="float" office:value="12437.5">
            <text:p>12437.5</text:p>
          </table:table-cell>
          <table:table-cell office:value-type="float" office:value="900.0">
            <text:p>900.0</text:p>
          </table:table-cell>
          <table:table-cell office:value-type="float" office:value="55.0">
            <text:p>55.0</text:p>
          </table:table-cell>
          <table:table-cell office:value-type="float" office:value="110">
            <text:p>11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">
            <text:p>disc</text:p>
          </table:table-cell>
          <table:table-cell office:value-type="float" office:value="492.0">
            <text:p>492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54">
            <text:p>0.1354</text:p>
          </table:table-cell>
          <table:table-cell office:value-type="float" office:value="0.1329">
            <text:p>0.1329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0.694736842105263">
            <text:p>0.694736842105263</text:p>
          </table:table-cell>
          <table:table-cell office:value-type="string" office:value="ride by wire">
            <text:p>ride by wire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Triumph">
            <text:p>Triumph</text:p>
          </table:table-cell>
          <table:table-cell office:value-type="string" office:value="Bonneville T100">
            <text:p>Bonneville T100</text:p>
          </table:table-cell>
          <table:table-cell office:value-type="string" office:value="standard retro">
            <text:p>standard retro</text:p>
          </table:table-cell>
          <table:table-cell office:value-type="float" office:value="10800.0">
            <text:p>10800.0</text:p>
          </table:table-cell>
          <table:table-cell office:value-type="float" office:value="907.0">
            <text:p>907.0</text:p>
          </table:table-cell>
          <table:table-cell office:value-type="float" office:value="11707.0">
            <text:p>11707.0</text:p>
          </table:table-cell>
          <table:table-cell office:value-type="float" office:value="900.0">
            <text:p>900.0</text:p>
          </table:table-cell>
          <table:table-cell office:value-type="float" office:value="69.0">
            <text:p>69.0</text:p>
          </table:table-cell>
          <table:table-cell office:value-type="float" office:value="115">
            <text:p>11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">
            <text:p>disc</text:p>
          </table:table-cell>
          <table:table-cell office:value-type="float" office:value="503.0">
            <text:p>503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693">
            <text:p>0.1693</text:p>
          </table:table-cell>
          <table:table-cell office:value-type="float" office:value="0.1931">
            <text:p>0.1931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0.705263157894737">
            <text:p>0.705263157894737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Triumph">
            <text:p>Triumph</text:p>
          </table:table-cell>
          <table:table-cell office:value-type="string" office:value="Trident 660">
            <text:p>Trident 660</text:p>
          </table:table-cell>
          <table:table-cell office:value-type="string" office:value="standard">
            <text:p>standard</text:p>
          </table:table-cell>
          <table:table-cell office:value-type="float" office:value="8400.0">
            <text:p>8400.0</text:p>
          </table:table-cell>
          <table:table-cell office:value-type="float" office:value="25.0">
            <text:p>25.0</text:p>
          </table:table-cell>
          <table:table-cell office:value-type="float" office:value="8425.0">
            <text:p>8425.0</text:p>
          </table:table-cell>
          <table:table-cell office:value-type="float" office:value="660.0">
            <text:p>660.0</text:p>
          </table:table-cell>
          <table:table-cell office:value-type="float" office:value="51.0">
            <text:p>51.0</text:p>
          </table:table-cell>
          <table:table-cell office:value-type="float" office:value="131">
            <text:p>13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17.0">
            <text:p>417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722">
            <text:p>0.2722</text:p>
          </table:table-cell>
          <table:table-cell office:value-type="float" office:value="0.3464">
            <text:p>0.3464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0.652631578947368">
            <text:p>0.652631578947368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Triumph">
            <text:p>Triumph</text:p>
          </table:table-cell>
          <table:table-cell office:value-type="string" office:value="Tiger Sport 660">
            <text:p>Tiger Sport 660</text:p>
          </table:table-cell>
          <table:table-cell office:value-type="string" office:value="standard">
            <text:p>standard</text:p>
          </table:table-cell>
          <table:table-cell office:value-type="float" office:value="9500.0">
            <text:p>9500.0</text:p>
          </table:table-cell>
          <table:table-cell office:value-type="float" office:value="1150.0">
            <text:p>1150.0</text:p>
          </table:table-cell>
          <table:table-cell office:value-type="float" office:value="10650.0">
            <text:p>10650.0</text:p>
          </table:table-cell>
          <table:table-cell office:value-type="float" office:value="660.0">
            <text:p>660.0</text:p>
          </table:table-cell>
          <table:table-cell office:value-type="float" office:value="52.0">
            <text:p>52.0</text:p>
          </table:table-cell>
          <table:table-cell office:value-type="float" office:value="140">
            <text:p>14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455.0">
            <text:p>455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783">
            <text:p>0.1783</text:p>
          </table:table-cell>
          <table:table-cell office:value-type="float" office:value="0.2008">
            <text:p>0.200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0.715789473684211">
            <text:p>0.715789473684211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Zero">
            <text:p>Zero</text:p>
          </table:table-cell>
          <table:table-cell office:value-type="string" office:value="S">
            <text:p>S</text:p>
          </table:table-cell>
          <table:table-cell office:value-type="string" office:value="standard electric">
            <text:p>standard electric</text:p>
          </table:table-cell>
          <table:table-cell office:value-type="float" office:value="11600.0">
            <text:p>11600.0</text:p>
          </table:table-cell>
          <table:table-cell office:value-type="float" office:value="3795.0">
            <text:p>3795.0</text:p>
          </table:table-cell>
          <table:table-cell office:value-type="float" office:value="15395.0">
            <text:p>15395.0</text:p>
          </table:table-cell>
          <table:table-cell office:value-type="string" office:value="">
            <text:p/>
          </table:table-cell>
          <table:table-cell office:value-type="float" office:value="14.1501038267576">
            <text:p>14.1501038267576</text:p>
          </table:table-cell>
          <table:table-cell office:value-type="float" office:value="98">
            <text:p>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float" office:value="1.0">
            <text:p>1.0</text:p>
          </table:table-cell>
          <table:table-cell office:value-type="string" office:value="double disc">
            <text:p>double disc</text:p>
          </table:table-cell>
          <table:table-cell office:value-type="float" office:value="313.0">
            <text:p>313.0</text:p>
          </table:table-cell>
          <table:table-cell office:value-type="string" office:value="2yr">
            <text:p>2yr</text:p>
          </table:table-cell>
          <table:table-cell office:value-type="float" office:value="89.0">
            <text:p>89.0</text:p>
          </table:table-cell>
          <table:table-cell office:value-type="string" office:value="double level 1">
            <text:p>double level 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.133">
            <text:p>0.133</text:p>
          </table:table-cell>
          <table:table-cell office:value-type="float" office:value="0.1499">
            <text:p>0.1499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0.757894736842105">
            <text:p>0.757894736842105</text:p>
          </table:table-cell>
          <table:table-cell office:value-type="string" office:value="screeen">
            <text:p>screeen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Kymco">
            <text:p>Kymco</text:p>
          </table:table-cell>
          <table:table-cell office:value-type="string" office:value="K-Pipe 125">
            <text:p>K-Pipe 125</text:p>
          </table:table-cell>
          <table:table-cell office:value-type="string" office:value="standard">
            <text:p>standard</text:p>
          </table:table-cell>
          <table:table-cell office:value-type="float" office:value="2450.0">
            <text:p>2450.0</text:p>
          </table:table-cell>
          <table:table-cell office:value-type="string" office:value="">
            <text:p/>
          </table:table-cell>
          <table:table-cell office:value-type="float" office:value="2450.0">
            <text:p>2450.0</text:p>
          </table:table-cell>
          <table:table-cell office:value-type="float" office:value="125.0">
            <text:p>125.0</text:p>
          </table:table-cell>
          <table:table-cell office:value-type="float" office:value="98.0">
            <text:p>98.0</text:p>
          </table:table-cell>
          <table:table-cell office:value-type="float" office:value="60">
            <text:p>6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Semi-auto">
            <text:p>Semi-auto</text:p>
          </table:table-cell>
          <table:table-cell office:value-type="float" office:value="4.0">
            <text:p>4.0</text:p>
          </table:table-cell>
          <table:table-cell office:value-type="string" office:value="disc/drum">
            <text:p>disc/drum</text:p>
          </table:table-cell>
          <table:table-cell office:value-type="float" office:value="250.0">
            <text:p>250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567">
            <text:p>2.6567</text:p>
          </table:table-cell>
          <table:table-cell office:value-type="float" office:value="3.4479">
            <text:p>3.4479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0.452631578947368">
            <text:p>0.452631578947368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Kymco">
            <text:p>Kymco</text:p>
          </table:table-cell>
          <table:table-cell office:value-type="string" office:value="X-Town 300i ABS">
            <text:p>X-Town 300i ABS</text:p>
          </table:table-cell>
          <table:table-cell office:value-type="string" office:value="scooter">
            <text:p>scooter</text:p>
          </table:table-cell>
          <table:table-cell office:value-type="float" office:value="5000.0">
            <text:p>5000.0</text:p>
          </table:table-cell>
          <table:table-cell office:value-type="string" office:value="">
            <text:p/>
          </table:table-cell>
          <table:table-cell office:value-type="float" office:value="5000.0">
            <text:p>5000.0</text:p>
          </table:table-cell>
          <table:table-cell office:value-type="float" office:value="275.0">
            <text:p>275.0</text:p>
          </table:table-cell>
          <table:table-cell office:value-type="float" office:value="65.0">
            <text:p>65.0</text:p>
          </table:table-cell>
          <table:table-cell office:value-type="float" office:value="75">
            <text:p>7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450.0">
            <text:p>450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838">
            <text:p>0.7838</text:p>
          </table:table-cell>
          <table:table-cell office:value-type="float" office:value="1.0873">
            <text:p>1.0873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0.789473684210526">
            <text:p>0.789473684210526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Kymco">
            <text:p>Kymco</text:p>
          </table:table-cell>
          <table:table-cell office:value-type="string" office:value="Like 150i ABS">
            <text:p>Like 150i ABS</text:p>
          </table:table-cell>
          <table:table-cell office:value-type="string" office:value="scooter">
            <text:p>scooter</text:p>
          </table:table-cell>
          <table:table-cell office:value-type="float" office:value="3060.0">
            <text:p>3060.0</text:p>
          </table:table-cell>
          <table:table-cell office:value-type="string" office:value="">
            <text:p/>
          </table:table-cell>
          <table:table-cell office:value-type="float" office:value="3060.0">
            <text:p>3060.0</text:p>
          </table:table-cell>
          <table:table-cell office:value-type="float" office:value="150.0">
            <text:p>150.0</text:p>
          </table:table-cell>
          <table:table-cell office:value-type="float" office:value="85.0">
            <text:p>85.0</text:p>
          </table:table-cell>
          <table:table-cell office:value-type="float" office:value="60">
            <text:p>6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310.0">
            <text:p>310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954">
            <text:p>1.8954</text:p>
          </table:table-cell>
          <table:table-cell office:value-type="float" office:value="2.5019">
            <text:p>2.501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0.726315789473684">
            <text:p>0.726315789473684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Kymco">
            <text:p>Kymco</text:p>
          </table:table-cell>
          <table:table-cell office:value-type="string" office:value="Super 8 150X">
            <text:p>Super 8 150X</text:p>
          </table:table-cell>
          <table:table-cell office:value-type="string" office:value="scooter">
            <text:p>scooter</text:p>
          </table:table-cell>
          <table:table-cell office:value-type="float" office:value="2450.0">
            <text:p>2450.0</text:p>
          </table:table-cell>
          <table:table-cell office:value-type="string" office:value="">
            <text:p/>
          </table:table-cell>
          <table:table-cell office:value-type="float" office:value="2450.0">
            <text:p>2450.0</text:p>
          </table:table-cell>
          <table:table-cell office:value-type="float" office:value="151.0">
            <text:p>151.0</text:p>
          </table:table-cell>
          <table:table-cell office:value-type="float" office:value="66.0">
            <text:p>66.0</text:p>
          </table:table-cell>
          <table:table-cell office:value-type="float" office:value="65">
            <text:p>6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/drum">
            <text:p>disc/drum</text:p>
          </table:table-cell>
          <table:table-cell office:value-type="float" office:value="290.0">
            <text:p>290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263">
            <text:p>2.4263</text:p>
          </table:table-cell>
          <table:table-cell office:value-type="float" office:value="3.118">
            <text:p>3.118</text:p>
          </table:table-cell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office:value-type="float" office:value="0.568421052631579">
            <text:p>0.568421052631579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Kymco">
            <text:p>Kymco</text:p>
          </table:table-cell>
          <table:table-cell office:value-type="string" office:value="Agility 125">
            <text:p>Agility 125</text:p>
          </table:table-cell>
          <table:table-cell office:value-type="string" office:value="scooter">
            <text:p>scooter</text:p>
          </table:table-cell>
          <table:table-cell office:value-type="float" office:value="2250.0">
            <text:p>2250.0</text:p>
          </table:table-cell>
          <table:table-cell office:value-type="string" office:value="">
            <text:p/>
          </table:table-cell>
          <table:table-cell office:value-type="float" office:value="2250.0">
            <text:p>2250.0</text:p>
          </table:table-cell>
          <table:table-cell office:value-type="float" office:value="125.0">
            <text:p>125.0</text:p>
          </table:table-cell>
          <table:table-cell office:value-type="float" office:value="80.0">
            <text:p>80.0</text:p>
          </table:table-cell>
          <table:table-cell office:value-type="float" office:value="65">
            <text:p>6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isc/drum">
            <text:p>disc/drum</text:p>
          </table:table-cell>
          <table:table-cell office:value-type="float" office:value="284.0">
            <text:p>284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536">
            <text:p>2.8536</text:p>
          </table:table-cell>
          <table:table-cell office:value-type="float" office:value="3.6646">
            <text:p>3.6646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0.568421052631579">
            <text:p>0.568421052631579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Kymco">
            <text:p>Kymco</text:p>
          </table:table-cell>
          <table:table-cell office:value-type="string" office:value="AK 550i ABS">
            <text:p>AK 550i ABS</text:p>
          </table:table-cell>
          <table:table-cell office:value-type="string" office:value="scooter">
            <text:p>scooter</text:p>
          </table:table-cell>
          <table:table-cell office:value-type="float" office:value="9900.0">
            <text:p>9900.0</text:p>
          </table:table-cell>
          <table:table-cell office:value-type="string" office:value="">
            <text:p/>
          </table:table-cell>
          <table:table-cell office:value-type="float" office:value="9900.0">
            <text:p>9900.0</text:p>
          </table:table-cell>
          <table:table-cell office:value-type="float" office:value="550.0">
            <text:p>550.0</text:p>
          </table:table-cell>
          <table:table-cell office:value-type="float" office:value="55.0">
            <text:p>55.0</text:p>
          </table:table-cell>
          <table:table-cell office:value-type="float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ouble disc">
            <text:p>double disc</text:p>
          </table:table-cell>
          <table:table-cell office:value-type="float" office:value="510.0">
            <text:p>510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105">
            <text:p>0.2105</text:p>
          </table:table-cell>
          <table:table-cell office:value-type="float" office:value="0.2535">
            <text:p>0.2535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0.768421052631579">
            <text:p>0.768421052631579</text:p>
          </table:table-cell>
          <table:table-cell office:value-type="string" office:value="Smart screen; heated hand grips">
            <text:p>Smart screen; heated hand grips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Harley Davidson">
            <text:p>Harley Davidson</text:p>
          </table:table-cell>
          <table:table-cell office:value-type="string" office:value="Iron 883">
            <text:p>Iron 883</text:p>
          </table:table-cell>
          <table:table-cell office:value-type="string" office:value="cruiser">
            <text:p>cruiser</text:p>
          </table:table-cell>
          <table:table-cell office:value-type="float" office:value="11250.0">
            <text:p>11250.0</text:p>
          </table:table-cell>
          <table:table-cell office:value-type="float" office:value="820.0">
            <text:p>820.0</text:p>
          </table:table-cell>
          <table:table-cell office:value-type="float" office:value="12070.0">
            <text:p>12070.0</text:p>
          </table:table-cell>
          <table:table-cell office:value-type="float" office:value="883.0">
            <text:p>883.0</text:p>
          </table:table-cell>
          <table:table-cell office:value-type="float" office:value="51.0">
            <text:p>51.0</text:p>
          </table:table-cell>
          <table:table-cell office:value-type="float" office:value="105">
            <text:p>105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nual">
            <text:p>manual</text:p>
          </table:table-cell>
          <table:table-cell office:value-type="string" office:value="">
            <text:p/>
          </table:table-cell>
          <table:table-cell office:value-type="string" office:value="double disc">
            <text:p>double disc</text:p>
          </table:table-cell>
          <table:table-cell office:value-type="float" office:value="564.0">
            <text:p>564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79">
            <text:p>0.1379</text:p>
          </table:table-cell>
          <table:table-cell office:value-type="float" office:value="0.1351">
            <text:p>0.1351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0.442105263157895">
            <text:p>0.442105263157895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Harley Davidson">
            <text:p>Harley Davidson</text:p>
          </table:table-cell>
          <table:table-cell office:value-type="string" office:value="Forty-Eight">
            <text:p>Forty-Eight</text:p>
          </table:table-cell>
          <table:table-cell office:value-type="string" office:value="cruiser">
            <text:p>cruiser</text:p>
          </table:table-cell>
          <table:table-cell office:value-type="float" office:value="12300.0">
            <text:p>12300.0</text:p>
          </table:table-cell>
          <table:table-cell office:value-type="float" office:value="820.0">
            <text:p>820.0</text:p>
          </table:table-cell>
          <table:table-cell office:value-type="float" office:value="13120.0">
            <text:p>13120.0</text:p>
          </table:table-cell>
          <table:table-cell office:value-type="float" office:value="1200.0">
            <text:p>1200.0</text:p>
          </table:table-cell>
          <table:table-cell office:value-type="float" office:value="48.0">
            <text:p>48.0</text:p>
          </table:table-cell>
          <table:table-cell office:value-type="float" office:value="110">
            <text:p>11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nual">
            <text:p>manual</text:p>
          </table:table-cell>
          <table:table-cell office:value-type="string" office:value="">
            <text:p/>
          </table:table-cell>
          <table:table-cell office:value-type="string" office:value="double disc">
            <text:p>double disc</text:p>
          </table:table-cell>
          <table:table-cell office:value-type="float" office:value="556.0">
            <text:p>556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114">
            <text:p>0.1114</text:p>
          </table:table-cell>
          <table:table-cell office:value-type="float" office:value="0.0897">
            <text:p>0.0897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0.442105263157895">
            <text:p>0.442105263157895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Harley Davidson">
            <text:p>Harley Davidson</text:p>
          </table:table-cell>
          <table:table-cell office:value-type="string" office:value="Softail Standard">
            <text:p>Softail Standard</text:p>
          </table:table-cell>
          <table:table-cell office:value-type="string" office:value="cruiser">
            <text:p>cruiser</text:p>
          </table:table-cell>
          <table:table-cell office:value-type="float" office:value="13950.0">
            <text:p>13950.0</text:p>
          </table:table-cell>
          <table:table-cell office:value-type="float" office:value="820.0">
            <text:p>820.0</text:p>
          </table:table-cell>
          <table:table-cell office:value-type="float" office:value="14770.0">
            <text:p>14770.0</text:p>
          </table:table-cell>
          <table:table-cell office:value-type="float" office:value="1746.0">
            <text:p>1746.0</text:p>
          </table:table-cell>
          <table:table-cell office:value-type="float" office:value="47.0">
            <text:p>47.0</text:p>
          </table:table-cell>
          <table:table-cell office:value-type="float" office:value="110">
            <text:p>11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nual">
            <text:p>manual</text:p>
          </table:table-cell>
          <table:table-cell office:value-type="string" office:value="">
            <text:p/>
          </table:table-cell>
          <table:table-cell office:value-type="string" office:value="double disc">
            <text:p>double disc</text:p>
          </table:table-cell>
          <table:table-cell office:value-type="float" office:value="655.0">
            <text:p>655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834">
            <text:p>0.0834</text:p>
          </table:table-cell>
          <table:table-cell office:value-type="float" office:value="0.0416">
            <text:p>0.0416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0.442105263157895">
            <text:p>0.442105263157895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Harley Davidson">
            <text:p>Harley Davidson</text:p>
          </table:table-cell>
          <table:table-cell office:value-type="string" office:value="Nighster">
            <text:p>Nighster</text:p>
          </table:table-cell>
          <table:table-cell office:value-type="string" office:value="cruiser">
            <text:p>cruiser</text:p>
          </table:table-cell>
          <table:table-cell office:value-type="float" office:value="13500.0">
            <text:p>13500.0</text:p>
          </table:table-cell>
          <table:table-cell office:value-type="string" office:value="">
            <text:p/>
          </table:table-cell>
          <table:table-cell office:value-type="float" office:value="13500.0">
            <text:p>13500.0</text:p>
          </table:table-cell>
          <table:table-cell office:value-type="float" office:value="975.0">
            <text:p>975.0</text:p>
          </table:table-cell>
          <table:table-cell office:value-type="float" office:value="52.0">
            <text:p>52.0</text:p>
          </table:table-cell>
          <table:table-cell office:value-type="float" office:value="112">
            <text:p>11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nual">
            <text:p>manual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481.0">
            <text:p>481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102">
            <text:p>0.1102</text:p>
          </table:table-cell>
          <table:table-cell office:value-type="float" office:value="0.0897">
            <text:p>0.0897</text:p>
          </table:table-cell>
          <table:table-cell office:value-type="float" office:value="76">
            <text:p>76</text:p>
          </table:table-cell>
          <table:table-cell office:value-type="float" office:value="53">
            <text:p>53</text:p>
          </table:table-cell>
          <table:table-cell office:value-type="float" office:value="0.557894736842105">
            <text:p>0.557894736842105</text:p>
          </table:table-cell>
          <table:table-cell office:value-type="string" office:value="infotainment; traction control;">
            <text:p>infotainment; traction control;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Harley Davidson">
            <text:p>Harley Davidson</text:p>
          </table:table-cell>
          <table:table-cell office:value-type="string" office:value="Electra Glide Standard">
            <text:p>Electra Glide Standard</text:p>
          </table:table-cell>
          <table:table-cell office:value-type="string" office:value="touring">
            <text:p>touring</text:p>
          </table:table-cell>
          <table:table-cell office:value-type="float" office:value="19430.0">
            <text:p>19430.0</text:p>
          </table:table-cell>
          <table:table-cell office:value-type="string" office:value="">
            <text:p/>
          </table:table-cell>
          <table:table-cell office:value-type="float" office:value="19430.0">
            <text:p>19430.0</text:p>
          </table:table-cell>
          <table:table-cell office:value-type="float" office:value="1746.0">
            <text:p>1746.0</text:p>
          </table:table-cell>
          <table:table-cell office:value-type="float" office:value="43.0">
            <text:p>43.0</text:p>
          </table:table-cell>
          <table:table-cell office:value-type="float" office:value="100">
            <text:p>10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nual">
            <text:p>manual</text:p>
          </table:table-cell>
          <table:table-cell office:value-type="string" office:value="">
            <text:p/>
          </table:table-cell>
          <table:table-cell office:value-type="string" office:value="double disc">
            <text:p>double disc</text:p>
          </table:table-cell>
          <table:table-cell office:value-type="float" office:value="820.0">
            <text:p>820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313">
            <text:p>0.0313</text:p>
          </table:table-cell>
          <table:table-cell office:value-type="float" office:value="-0.0553">
            <text:p>-0.0553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 office:value-type="float" office:value="0.557894736842105">
            <text:p>0.557894736842105</text:p>
          </table:table-cell>
          <table:table-cell office:value-type="string" office:value="cruise control">
            <text:p>cruise control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Harley Davidson">
            <text:p>Harley Davidson</text:p>
          </table:table-cell>
          <table:table-cell office:value-type="string" office:value="Livewire">
            <text:p>Livewire</text:p>
          </table:table-cell>
          <table:table-cell office:value-type="string" office:value="standard">
            <text:p>standard</text:p>
          </table:table-cell>
          <table:table-cell office:value-type="float" office:value="30000.0">
            <text:p>30000.0</text:p>
          </table:table-cell>
          <table:table-cell office:value-type="string" office:value="">
            <text:p/>
          </table:table-cell>
          <table:table-cell office:value-type="float" office:value="30000.0">
            <text:p>30000.0</text:p>
          </table:table-cell>
          <table:table-cell office:value-type="string" office:value="">
            <text:p/>
          </table:table-cell>
          <table:table-cell office:value-type="float" office:value="9.48051948051948">
            <text:p>9.48051948051948</text:p>
          </table:table-cell>
          <table:table-cell office:value-type="float" office:value="115">
            <text:p>115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automatic">
            <text:p>automatic</text:p>
          </table:table-cell>
          <table:table-cell office:value-type="string" office:value="">
            <text:p/>
          </table:table-cell>
          <table:table-cell office:value-type="string" office:value="double disc">
            <text:p>double disc</text:p>
          </table:table-cell>
          <table:table-cell office:value-type="float" office:value="562.0">
            <text:p>562.0</text:p>
          </table:table-cell>
          <table:table-cell office:value-type="string" office:value="2yr">
            <text:p>2yr</text:p>
          </table:table-cell>
          <table:table-cell office:value-type="float" office:value="146.0">
            <text:p>146.0</text:p>
          </table:table-cell>
          <table:table-cell office:value-type="string" office:value="Level 3">
            <text:p>Level 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.0103">
            <text:p>0.0103</text:p>
          </table:table-cell>
          <table:table-cell office:value-type="string" office:value="">
            <text:p/>
          </table:table-cell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string" office:value="">
            <text:p/>
          </table:table-cell>
          <table:table-cell office:value-type="string" office:value="Anti-theft; app; profile; michelin tire; touchscreen">
            <text:p>Anti-theft; app; profile; michelin tire; touchscreen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Indian">
            <text:p>Indian</text:p>
          </table:table-cell>
          <table:table-cell office:value-type="string" office:value="Scout Rogue Sixty">
            <text:p>Scout Rogue Sixty</text:p>
          </table:table-cell>
          <table:table-cell office:value-type="string" office:value="cruiser">
            <text:p>cruiser</text:p>
          </table:table-cell>
          <table:table-cell office:value-type="float" office:value="12150.0">
            <text:p>12150.0</text:p>
          </table:table-cell>
          <table:table-cell office:value-type="float" office:value="1330.0">
            <text:p>1330.0</text:p>
          </table:table-cell>
          <table:table-cell office:value-type="float" office:value="13480.0">
            <text:p>13480.0</text:p>
          </table:table-cell>
          <table:table-cell office:value-type="float" office:value="983.0">
            <text:p>983.0</text:p>
          </table:table-cell>
          <table:table-cell office:value-type="float" office:value="45.0">
            <text:p>45.0</text:p>
          </table:table-cell>
          <table:table-cell office:value-type="float" office:value="124">
            <text:p>12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string" office:value="manual">
            <text:p>manual</text:p>
          </table:table-cell>
          <table:table-cell office:value-type="float" office:value="5.0">
            <text:p>5.0</text:p>
          </table:table-cell>
          <table:table-cell office:value-type="string" office:value="disc">
            <text:p>disc</text:p>
          </table:table-cell>
          <table:table-cell office:value-type="float" office:value="540.0">
            <text:p>540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689">
            <text:p>0.0689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office:value-type="float" office:value="0.557894736842105">
            <text:p>0.557894736842105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Indian">
            <text:p>Indian</text:p>
          </table:table-cell>
          <table:table-cell office:value-type="string" office:value="FTR">
            <text:p>FTR</text:p>
          </table:table-cell>
          <table:table-cell office:value-type="string" office:value="standard">
            <text:p>standard</text:p>
          </table:table-cell>
          <table:table-cell office:value-type="float" office:value="13000.0">
            <text:p>13000.0</text:p>
          </table:table-cell>
          <table:table-cell office:value-type="float" office:value="1660.0">
            <text:p>1660.0</text:p>
          </table:table-cell>
          <table:table-cell office:value-type="float" office:value="14660.0">
            <text:p>14660.0</text:p>
          </table:table-cell>
          <table:table-cell office:value-type="float" office:value="1203.0">
            <text:p>1203.0</text:p>
          </table:table-cell>
          <table:table-cell office:value-type="float" office:value="33.0">
            <text:p>33.0</text:p>
          </table:table-cell>
          <table:table-cell office:value-type="float" office:value="147">
            <text:p>14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ouble disc">
            <text:p>double disc</text:p>
          </table:table-cell>
          <table:table-cell office:value-type="float" office:value="514.0">
            <text:p>514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float" office:value="-0.0152">
            <text:p>-0.0152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0.705263157894737">
            <text:p>0.705263157894737</text:p>
          </table:table-cell>
          <table:table-cell office:value-type="string" office:value="cruise control">
            <text:p>cruise control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Indian">
            <text:p>Indian</text:p>
          </table:table-cell>
          <table:table-cell office:value-type="string" office:value="Chief">
            <text:p>Chief</text:p>
          </table:table-cell>
          <table:table-cell office:value-type="string" office:value="cruiser">
            <text:p>cruiser</text:p>
          </table:table-cell>
          <table:table-cell office:value-type="float" office:value="15900.0">
            <text:p>15900.0</text:p>
          </table:table-cell>
          <table:table-cell office:value-type="float" office:value="2540.0">
            <text:p>2540.0</text:p>
          </table:table-cell>
          <table:table-cell office:value-type="float" office:value="18440.0">
            <text:p>18440.0</text:p>
          </table:table-cell>
          <table:table-cell office:value-type="float" office:value="1811.0">
            <text:p>1811.0</text:p>
          </table:table-cell>
          <table:table-cell office:value-type="float" office:value="35.0">
            <text:p>35.0</text:p>
          </table:table-cell>
          <table:table-cell office:value-type="float" office:value="115">
            <text:p>115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string" office:value="">
            <text:p/>
          </table:table-cell>
          <table:table-cell office:value-type="string" office:value="disc">
            <text:p>disc</text:p>
          </table:table-cell>
          <table:table-cell office:value-type="float" office:value="647.0">
            <text:p>647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65">
            <text:p>0.0265</text:p>
          </table:table-cell>
          <table:table-cell office:value-type="float" office:value="-0.0699">
            <text:p>-0.0699</text:p>
          </table:table-cell>
          <table:table-cell office:value-type="float" office:value="81">
            <text:p>81</text:p>
          </table:table-cell>
          <table:table-cell office:value-type="float" office:value="55">
            <text:p>55</text:p>
          </table:table-cell>
          <table:table-cell office:value-type="float" office:value="0.578947368421053">
            <text:p>0.578947368421053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Ducati">
            <text:p>Ducati</text:p>
          </table:table-cell>
          <table:table-cell office:value-type="string" office:value="Icon">
            <text:p>Icon</text:p>
          </table:table-cell>
          <table:table-cell office:value-type="string" office:value="standard">
            <text:p>standard</text:p>
          </table:table-cell>
          <table:table-cell office:value-type="float" office:value="10000.0">
            <text:p>10000.0</text:p>
          </table:table-cell>
          <table:table-cell office:value-type="float" office:value="1336.1">
            <text:p>1336.1</text:p>
          </table:table-cell>
          <table:table-cell office:value-type="float" office:value="11336.1">
            <text:p>11336.1</text:p>
          </table:table-cell>
          <table:table-cell office:value-type="float" office:value="803.0">
            <text:p>803.0</text:p>
          </table:table-cell>
          <table:table-cell office:value-type="float" office:value="47.0">
            <text:p>47.0</text:p>
          </table:table-cell>
          <table:table-cell office:value-type="float" office:value="120">
            <text:p>12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nual">
            <text:p>manual</text:p>
          </table:table-cell>
          <table:table-cell office:value-type="float" office:value="6.0">
            <text:p>6.0</text:p>
          </table:table-cell>
          <table:table-cell office:value-type="string" office:value="disc">
            <text:p>disc</text:p>
          </table:table-cell>
          <table:table-cell office:value-type="float" office:value="417.0">
            <text:p>417.0</text:p>
          </table:table-cell>
          <table:table-cell office:value-type="string" office:value="2yr">
            <text:p>2y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88">
            <text:p>0.1488</text:p>
          </table:table-cell>
          <table:table-cell office:value-type="float" office:value="0.1504">
            <text:p>0.1504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0.589473684210526">
            <text:p>0.589473684210526</text:p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draw="urn:oasis:names:tc:opendocument:xmlns:drawing:1.0" xmlns:loext="urn:org:documentfoundation:names:experimental:office:xmlns:loext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2</meta:generator>
  </office:meta>
</office:document-meta>
</file>